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319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1.0728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9591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3063in"/>
    </style:style>
    <style:style style:name="co19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214">
            <text:p>21.4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362">
            <text:p>36.2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439">
            <text:p>43.9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1043">
            <text:p>21043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1354">
            <text:p>21354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25741">
            <text:p>2574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3-16">
            <text:p>2021-03-16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5 - 1.26)">
            <text:p>(0.85 - 1.26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01">
            <text:p>1.01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6" table:number-columns-repeated="3" table:default-cell-style-name="Default"/>
        <table:table-column table:style-name="co13" table:number-columns-repeated="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76.25">
            <text:p>-276.2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219385324015248">
            <text:p>-0.0219385324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24158483034371">
            <text:p>0.924158483</text:p>
          </table:table-cell>
          <table:table-cell office:value-type="float" office:value="0.941557532415457">
            <text:p>0.9415575324</text:p>
          </table:table-cell>
          <table:table-cell office:value-type="float" office:value="0">
            <text:p>0</text:p>
          </table:table-cell>
          <table:table-cell office:value-type="float" office:value="-31.2471108769368">
            <text:p>-31.2471108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67.875">
            <text:p>-167.8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49155930697468">
            <text:p>-0.0149155931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48231475092466">
            <text:p>0.9482314751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02.5">
            <text:p>-102.5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26293740758995">
            <text:p>-0.0126293741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56109812869868">
            <text:p>0.9561098129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798">
            <text:p>7798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33.5">
            <text:p>-33.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0429597332649397">
            <text:p>-0.0042959733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85000265915442">
            <text:p>0.9850002659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546">
            <text:p>7546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207.875">
            <text:p>-207.87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275477073946462">
            <text:p>-0.0275477074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05070421436832">
            <text:p>0.9050704214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610">
            <text:p>761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76.375">
            <text:p>-176.375</text:p>
          </table:table-cell>
          <table:table-cell office:value-type="float" office:value="-302">
            <text:p>-302</text:p>
          </table:table-cell>
          <table:table-cell office:value-type="float" office:value="-213.625">
            <text:p>-213.625</text:p>
          </table:table-cell>
          <table:table-cell office:value-type="float" office:value="-0.023176741130092">
            <text:p>-0.0231767411</text:p>
          </table:table-cell>
          <table:table-cell office:value-type="float" office:value="-0.0273253709735794">
            <text:p>-0.027325371</text:p>
          </table:table-cell>
          <table:table-cell office:value-type="float" office:value="-0.0141736332271762">
            <text:p>-0.0141736332</text:p>
          </table:table-cell>
          <table:table-cell office:value-type="float" office:value="0.919934242250324">
            <text:p>0.9199342423</text:p>
          </table:table-cell>
          <table:table-cell office:value-type="float" office:value="0.905824686354206">
            <text:p>0.9058246864</text:p>
          </table:table-cell>
          <table:table-cell office:value-type="float" office:value="0.950786031787446">
            <text:p>0.9507860318</text:p>
          </table:table-cell>
          <table:table-cell office:value-type="float" office:value="-29.5590884736012">
            <text:p>-29.5590884736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31">
            <text:p>931</text:p>
          </table:table-cell>
          <table:table-cell office:value-type="float" office:value="7951">
            <text:p>7951</text:p>
          </table:table-cell>
          <table:table-cell office:value-type="float" office:value="10294">
            <text:p>10294</text:p>
          </table:table-cell>
          <table:table-cell office:value-type="float" office:value="15075">
            <text:p>15075</text:p>
          </table:table-cell>
          <table:table-cell office:value-type="float" office:value="-110.625">
            <text:p>-110.625</text:p>
          </table:table-cell>
          <table:table-cell office:value-type="float" office:value="-100.375">
            <text:p>-100.375</text:p>
          </table:table-cell>
          <table:table-cell office:value-type="float" office:value="-401.375">
            <text:p>-401.375</text:p>
          </table:table-cell>
          <table:table-cell office:value-type="float" office:value="-0.0139133442334298">
            <text:p>-0.0139133442</text:p>
          </table:table-cell>
          <table:table-cell office:value-type="float" office:value="-0.00975082572372256">
            <text:p>-0.0097508257</text:p>
          </table:table-cell>
          <table:table-cell office:value-type="float" office:value="-0.0266252072968491">
            <text:p>-0.0266252073</text:p>
          </table:table-cell>
          <table:table-cell office:value-type="float" office:value="0.951682714232601">
            <text:p>0.9516827142</text:p>
          </table:table-cell>
          <table:table-cell office:value-type="float" office:value="0.966058464027468">
            <text:p>0.966058464</text:p>
          </table:table-cell>
          <table:table-cell office:value-type="float" office:value="0.908201221721685">
            <text:p>0.908201221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6853618825803">
            <text:p>-25.68536188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14">
            <text:p>914</text:p>
          </table:table-cell>
          <table:table-cell office:value-type="float" office:value="7832">
            <text:p>7832</text:p>
          </table:table-cell>
          <table:table-cell office:value-type="float" office:value="11142">
            <text:p>11142</text:p>
          </table:table-cell>
          <table:table-cell office:value-type="float" office:value="15976">
            <text:p>15976</text:p>
          </table:table-cell>
          <table:table-cell office:value-type="float" office:value="-63.125">
            <text:p>-63.125</text:p>
          </table:table-cell>
          <table:table-cell office:value-type="float" office:value="-134.375">
            <text:p>-134.375</text:p>
          </table:table-cell>
          <table:table-cell office:value-type="float" office:value="-244">
            <text:p>-244</text:p>
          </table:table-cell>
          <table:table-cell office:value-type="float" office:value="-0.00805988253319714">
            <text:p>-0.0080598825</text:p>
          </table:table-cell>
          <table:table-cell office:value-type="float" office:value="-0.0120602225812242">
            <text:p>-0.0120602226</text:p>
          </table:table-cell>
          <table:table-cell office:value-type="float" office:value="-0.0152729093640461">
            <text:p>-0.0152729094</text:p>
          </table:table-cell>
          <table:table-cell office:value-type="float" office:value="0.97191773607845">
            <text:p>0.9719177361</text:p>
          </table:table-cell>
          <table:table-cell office:value-type="float" office:value="0.958074300944384">
            <text:p>0.9580743009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office:value-type="float" office:value="1006">
            <text:p>1006</text:p>
          </table:table-cell>
          <table:table-cell table:number-columns-repeated="2" office:value-type="float" office:value="454">
            <text:p>454</text:p>
          </table:table-cell>
          <table:table-cell office:value-type="float" office:value="7546">
            <text:p>7546</text:p>
          </table:table-cell>
          <table:table-cell office:value-type="float" office:value="10484">
            <text:p>10484</text:p>
          </table:table-cell>
          <table:table-cell office:value-type="float" office:value="16635">
            <text:p>16635</text:p>
          </table:table-cell>
          <table:table-cell office:value-type="float" office:value="-207.875">
            <text:p>-207.875</text:p>
          </table:table-cell>
          <table:table-cell office:value-type="float" office:value="-12.75">
            <text:p>-12.75</text:p>
          </table:table-cell>
          <table:table-cell office:value-type="float" office:value="-277.875">
            <text:p>-277.875</text:p>
          </table:table-cell>
          <table:table-cell office:value-type="float" office:value="-0.0275477073946462">
            <text:p>-0.0275477074</text:p>
          </table:table-cell>
          <table:table-cell office:value-type="float" office:value="-0.00121613887829073">
            <text:p>-0.0012161389</text:p>
          </table:table-cell>
          <table:table-cell office:value-type="float" office:value="-0.0167042380522994">
            <text:p>-0.0167042381</text:p>
          </table:table-cell>
          <table:table-cell office:value-type="float" office:value="0.905070421436832">
            <text:p>0.9050704214</text:p>
          </table:table-cell>
          <table:table-cell office:value-type="float" office:value="0.995746412753774">
            <text:p>0.9957464128</text:p>
          </table:table-cell>
          <table:table-cell office:value-type="float" office:value="0.942082068692012">
            <text:p>0.9420820687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596">
            <text:p>7596</text:p>
          </table:table-cell>
          <table:table-cell office:value-type="float" office:value="9804">
            <text:p>9804</text:p>
          </table:table-cell>
          <table:table-cell office:value-type="float" office:value="15059">
            <text:p>15059</text:p>
          </table:table-cell>
          <table:table-cell office:value-type="float" office:value="116.5">
            <text:p>116.5</text:p>
          </table:table-cell>
          <table:table-cell office:value-type="float" office:value="133.875">
            <text:p>133.875</text:p>
          </table:table-cell>
          <table:table-cell office:value-type="float" office:value="-226.25">
            <text:p>-226.25</text:p>
          </table:table-cell>
          <table:table-cell office:value-type="float" office:value="0.0153370194839389">
            <text:p>0.0153370195</text:p>
          </table:table-cell>
          <table:table-cell office:value-type="float" office:value="0.0136551407588739">
            <text:p>0.0136551408</text:p>
          </table:table-cell>
          <table:table-cell office:value-type="float" office:value="-0.015024237997211">
            <text:p>-0.015024238</text:p>
          </table:table-cell>
          <table:table-cell office:value-type="float" office:value="1.05414060756042">
            <text:p>1.0541406076</text:p>
          </table:table-cell>
          <table:table-cell office:value-type="float" office:value="1.04815845987958">
            <text:p>1.0481584599</text:p>
          </table:table-cell>
          <table:table-cell office:value-type="float" office:value="0.947857593355459">
            <text:p>0.94785759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1085">
            <text:p>1085</text:p>
          </table:table-cell>
          <table:table-cell office:value-type="float" office:value="7318">
            <text:p>7318</text:p>
          </table:table-cell>
          <table:table-cell office:value-type="float" office:value="10215">
            <text:p>10215</text:p>
          </table:table-cell>
          <table:table-cell office:value-type="float" office:value="13952">
            <text:p>13952</text:p>
          </table:table-cell>
          <table:table-cell office:value-type="float" office:value="159.75">
            <text:p>159.75</text:p>
          </table:table-cell>
          <table:table-cell office:value-type="float" office:value="-77.5">
            <text:p>-77.5</text:p>
          </table:table-cell>
          <table:table-cell office:value-type="float" office:value="-148.625">
            <text:p>-148.625</text:p>
          </table:table-cell>
          <table:table-cell office:value-type="float" office:value="0.021829734900246">
            <text:p>0.0218297349</text:p>
          </table:table-cell>
          <table:table-cell office:value-type="float" office:value="-0.00758688203622124">
            <text:p>-0.007586882</text:p>
          </table:table-cell>
          <table:table-cell office:value-type="float" office:value="-0.0106525946100917">
            <text:p>-0.0106525946</text:p>
          </table:table-cell>
          <table:table-cell office:value-type="float" office:value="1.07733808530946">
            <text:p>1.0773380853</text:p>
          </table:table-cell>
          <table:table-cell office:value-type="float" office:value="0.973558732000128">
            <text:p>0.973558732</text:p>
          </table:table-cell>
          <table:table-cell office:value-type="float" office:value="0.962938335297656">
            <text:p>0.9629383353</text:p>
          </table:table-cell>
          <table:table-cell office:value-type="float" office:value="32.09775857731">
            <text:p>32.09775857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table:number-columns-repeated="2" office:value-type="float" office:value="494">
            <text:p>494</text:p>
          </table:table-cell>
          <table:table-cell office:value-type="float" office:value="7326">
            <text:p>7326</text:p>
          </table:table-cell>
          <table:table-cell office:value-type="float" office:value="10026">
            <text:p>10026</text:p>
          </table:table-cell>
          <table:table-cell office:value-type="float" office:value="15002">
            <text:p>15002</text:p>
          </table:table-cell>
          <table:table-cell office:value-type="float" office:value="42">
            <text:p>42</text:p>
          </table:table-cell>
          <table:table-cell office:value-type="float" office:value="-61.625">
            <text:p>-61.625</text:p>
          </table:table-cell>
          <table:table-cell office:value-type="float" office:value="-130.5">
            <text:p>-130.5</text:p>
          </table:table-cell>
          <table:table-cell office:value-type="float" office:value="0.00573300573300573">
            <text:p>0.0057330057</text:p>
          </table:table-cell>
          <table:table-cell office:value-type="float" office:value="-0.00614651905046878">
            <text:p>-0.0061465191</text:p>
          </table:table-cell>
          <table:table-cell office:value-type="float" office:value="-0.00869884015464605">
            <text:p>-0.0086988402</text:p>
          </table:table-cell>
          <table:table-cell office:value-type="float" office:value="1.0201299400808">
            <text:p>1.0201299401</text:p>
          </table:table-cell>
          <table:table-cell office:value-type="float" office:value="0.978561231528377">
            <text:p>0.9785612315</text:p>
          </table:table-cell>
          <table:table-cell office:value-type="float" office:value="0.96970237230601">
            <text:p>0.969702372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935">
            <text:p>935</text:p>
          </table:table-cell>
          <table:table-cell office:value-type="float" office:value="429">
            <text:p>429</text:p>
          </table:table-cell>
          <table:table-cell office:value-type="float" office:value="935">
            <text:p>935</text:p>
          </table:table-cell>
          <table:table-cell office:value-type="float" office:value="7525">
            <text:p>7525</text:p>
          </table:table-cell>
          <table:table-cell office:value-type="float" office:value="9698">
            <text:p>9698</text:p>
          </table:table-cell>
          <table:table-cell office:value-type="float" office:value="14279">
            <text:p>14279</text:p>
          </table:table-cell>
          <table:table-cell office:value-type="float" office:value="60.875">
            <text:p>60.875</text:p>
          </table:table-cell>
          <table:table-cell office:value-type="float" office:value="-237.25">
            <text:p>-237.25</text:p>
          </table:table-cell>
          <table:table-cell office:value-type="float" office:value="-26.625">
            <text:p>-26.625</text:p>
          </table:table-cell>
          <table:table-cell office:value-type="float" office:value="0.00808970099667774">
            <text:p>0.008089701</text:p>
          </table:table-cell>
          <table:table-cell office:value-type="float" office:value="-0.0244638069705094">
            <text:p>-0.024463807</text:p>
          </table:table-cell>
          <table:table-cell office:value-type="float" office:value="-0.00186462637439597">
            <text:p>-0.0018646264</text:p>
          </table:table-cell>
          <table:table-cell office:value-type="float" office:value="1.02844222228231">
            <text:p>1.0284422223</text:p>
          </table:table-cell>
          <table:table-cell office:value-type="float" office:value="0.915549692192138">
            <text:p>0.9155496922</text:p>
          </table:table-cell>
          <table:table-cell office:value-type="float" office:value="0.993480622279386">
            <text:p>0.9934806223</text:p>
          </table:table-cell>
          <table:table-cell office:value-type="float" office:value="0">
            <text:p>0</text:p>
          </table:table-cell>
          <table:table-cell office:value-type="float" office:value="-27.985573668796">
            <text:p>-27.98557366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7538">
            <text:p>7538</text:p>
          </table:table-cell>
          <table:table-cell office:value-type="float" office:value="9962">
            <text:p>9962</text:p>
          </table:table-cell>
          <table:table-cell office:value-type="float" office:value="14718">
            <text:p>14718</text:p>
          </table:table-cell>
          <table:table-cell office:value-type="float" office:value="-125.625">
            <text:p>-125.625</text:p>
          </table:table-cell>
          <table:table-cell office:value-type="float" office:value="108.375">
            <text:p>108.375</text:p>
          </table:table-cell>
          <table:table-cell office:value-type="float" office:value="267.125">
            <text:p>267.125</text:p>
          </table:table-cell>
          <table:table-cell office:value-type="float" office:value="-0.0166655611568055">
            <text:p>-0.0166655612</text:p>
          </table:table-cell>
          <table:table-cell office:value-type="float" office:value="0.0108788395904437">
            <text:p>0.0108788396</text:p>
          </table:table-cell>
          <table:table-cell office:value-type="float" office:value="0.0181495447751053">
            <text:p>0.0181495448</text:p>
          </table:table-cell>
          <table:table-cell office:value-type="float" office:value="0.942214908171376">
            <text:p>0.9422149082</text:p>
          </table:table-cell>
          <table:table-cell office:value-type="float" office:value="1.03830790290219">
            <text:p>1.0383079029</text:p>
          </table:table-cell>
          <table:table-cell office:value-type="float" office:value="1.06416904242493">
            <text:p>1.06416904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7420">
            <text:p>7420</text:p>
          </table:table-cell>
          <table:table-cell office:value-type="float" office:value="10256">
            <text:p>10256</text:p>
          </table:table-cell>
          <table:table-cell office:value-type="float" office:value="16022">
            <text:p>16022</text:p>
          </table:table-cell>
          <table:table-cell office:value-type="float" office:value="140.875">
            <text:p>140.875</text:p>
          </table:table-cell>
          <table:table-cell office:value-type="float" office:value="-126.375">
            <text:p>-126.375</text:p>
          </table:table-cell>
          <table:table-cell office:value-type="float" office:value="269.375">
            <text:p>269.375</text:p>
          </table:table-cell>
          <table:table-cell office:value-type="float" office:value="0.0189858490566038">
            <text:p>0.0189858491</text:p>
          </table:table-cell>
          <table:table-cell office:value-type="float" office:value="-0.0123220553822153">
            <text:p>-0.0123220554</text:p>
          </table:table-cell>
          <table:table-cell office:value-type="float" office:value="0.0168128198726751">
            <text:p>0.0168128199</text:p>
          </table:table-cell>
          <table:table-cell office:value-type="float" office:value="1.06715697812834">
            <text:p>1.0671569781</text:p>
          </table:table-cell>
          <table:table-cell office:value-type="float" office:value="0.957170398937978">
            <text:p>0.9571703989</text:p>
          </table:table-cell>
          <table:table-cell office:value-type="float" office:value="1.05939890454202">
            <text:p>1.059398904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382">
            <text:p>7382</text:p>
          </table:table-cell>
          <table:table-cell office:value-type="float" office:value="11032">
            <text:p>11032</text:p>
          </table:table-cell>
          <table:table-cell office:value-type="float" office:value="15444">
            <text:p>15444</text:p>
          </table:table-cell>
          <table:table-cell office:value-type="float" office:value="70.375">
            <text:p>70.375</text:p>
          </table:table-cell>
          <table:table-cell office:value-type="float" office:value="-105.875">
            <text:p>-105.875</text:p>
          </table:table-cell>
          <table:table-cell office:value-type="float" office:value="313">
            <text:p>313</text:p>
          </table:table-cell>
          <table:table-cell office:value-type="float" office:value="0.00953332430235708">
            <text:p>0.0095333243</text:p>
          </table:table-cell>
          <table:table-cell office:value-type="float" office:value="-0.00959708121827411">
            <text:p>-0.0095970812</text:p>
          </table:table-cell>
          <table:table-cell office:value-type="float" office:value="0.0202667702667703">
            <text:p>0.0202667703</text:p>
          </table:table-cell>
          <table:table-cell office:value-type="float" office:value="1.03354476823187">
            <text:p>1.0335447682</text:p>
          </table:table-cell>
          <table:table-cell office:value-type="float" office:value="0.966590739513144">
            <text:p>0.9665907395</text:p>
          </table:table-cell>
          <table:table-cell office:value-type="float" office:value="1.07173875020871">
            <text:p>1.0717387502</text:p>
          </table:table-cell>
          <table:table-cell table:number-columns-repeated="2" office:value-type="float" office:value="0">
            <text:p>0</text:p>
          </table:table-cell>
          <table:table-cell office:value-type="float" office:value="34.5465809632251">
            <text:p>34.5465809632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49">
            <text:p>949</text:p>
          </table:table-cell>
          <table:table-cell office:value-type="float" office:value="7525">
            <text:p>7525</text:p>
          </table:table-cell>
          <table:table-cell office:value-type="float" office:value="10409">
            <text:p>10409</text:p>
          </table:table-cell>
          <table:table-cell office:value-type="float" office:value="14987">
            <text:p>14987</text:p>
          </table:table-cell>
          <table:table-cell office:value-type="float" office:value="60.875">
            <text:p>60.875</text:p>
          </table:table-cell>
          <table:table-cell office:value-type="float" office:value="24.625">
            <text:p>24.625</text:p>
          </table:table-cell>
          <table:table-cell office:value-type="float" office:value="437.625">
            <text:p>437.625</text:p>
          </table:table-cell>
          <table:table-cell office:value-type="float" office:value="0.00808970099667774">
            <text:p>0.008089701</text:p>
          </table:table-cell>
          <table:table-cell office:value-type="float" office:value="0.00236574118551254">
            <text:p>0.0023657412</text:p>
          </table:table-cell>
          <table:table-cell office:value-type="float" office:value="0.029200306932675">
            <text:p>0.0292003069</text:p>
          </table:table-cell>
          <table:table-cell office:value-type="float" office:value="1.02844222228231">
            <text:p>1.0284422223</text:p>
          </table:table-cell>
          <table:table-cell office:value-type="float" office:value="1.00829106374275">
            <text:p>1.0082910637</text:p>
          </table:table-cell>
          <table:table-cell office:value-type="float" office:value="1.10387228379729">
            <text:p>1.1038722838</text:p>
          </table:table-cell>
          <table:table-cell table:number-columns-repeated="2" office:value-type="float" office:value="0">
            <text:p>0</text:p>
          </table:table-cell>
          <table:table-cell office:value-type="float" office:value="24.0825787204761">
            <text:p>24.0825787205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5">
            <text:p>655</text:p>
          </table:table-cell>
          <table:table-cell office:value-type="float" office:value="472">
            <text:p>472</text:p>
          </table:table-cell>
          <table:table-cell office:value-type="float" office:value="7655">
            <text:p>7655</text:p>
          </table:table-cell>
          <table:table-cell office:value-type="float" office:value="10738">
            <text:p>10738</text:p>
          </table:table-cell>
          <table:table-cell office:value-type="float" office:value="15460">
            <text:p>15460</text:p>
          </table:table-cell>
          <table:table-cell office:value-type="float" office:value="93.125">
            <text:p>93.125</text:p>
          </table:table-cell>
          <table:table-cell office:value-type="float" office:value="137.25">
            <text:p>137.25</text:p>
          </table:table-cell>
          <table:table-cell office:value-type="float" office:value="468.375">
            <text:p>468.375</text:p>
          </table:table-cell>
          <table:table-cell office:value-type="float" office:value="0.0121652514696277">
            <text:p>0.0121652515</text:p>
          </table:table-cell>
          <table:table-cell office:value-type="float" office:value="0.0127817098156081">
            <text:p>0.0127817098</text:p>
          </table:table-cell>
          <table:table-cell office:value-type="float" office:value="0.0302959249676585">
            <text:p>0.030295925</text:p>
          </table:table-cell>
          <table:table-cell office:value-type="float" office:value="1.0428684470966">
            <text:p>1.0428684471</text:p>
          </table:table-cell>
          <table:table-cell office:value-type="float" office:value="1.04505619368202">
            <text:p>1.0450561937</text:p>
          </table:table-cell>
          <table:table-cell office:value-type="float" office:value="1.10783470980331">
            <text:p>1.1078347098</text:p>
          </table:table-cell>
          <table:table-cell table:number-columns-repeated="2" office:value-type="float" office:value="0">
            <text:p>0</text:p>
          </table:table-cell>
          <table:table-cell office:value-type="float" office:value="23.2240712278334">
            <text:p>23.2240712278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620">
            <text:p>620</text:p>
          </table:table-cell>
          <table:table-cell office:value-type="float" office:value="919">
            <text:p>919</text:p>
          </table:table-cell>
          <table:table-cell office:value-type="float" office:value="437">
            <text:p>437</text:p>
          </table:table-cell>
          <table:table-cell office:value-type="float" office:value="7422">
            <text:p>7422</text:p>
          </table:table-cell>
          <table:table-cell office:value-type="float" office:value="11306">
            <text:p>11306</text:p>
          </table:table-cell>
          <table:table-cell office:value-type="float" office:value="16003">
            <text:p>16003</text:p>
          </table:table-cell>
          <table:table-cell office:value-type="float" office:value="134.25">
            <text:p>134.25</text:p>
          </table:table-cell>
          <table:table-cell office:value-type="float" office:value="85.5">
            <text:p>85.5</text:p>
          </table:table-cell>
          <table:table-cell office:value-type="float" office:value="301.625">
            <text:p>301.625</text:p>
          </table:table-cell>
          <table:table-cell office:value-type="float" office:value="0.018088116410671">
            <text:p>0.0180881164</text:p>
          </table:table-cell>
          <table:table-cell office:value-type="float" office:value="0.00756235627100655">
            <text:p>0.0075623563</text:p>
          </table:table-cell>
          <table:table-cell office:value-type="float" office:value="0.0188480284946573">
            <text:p>0.0188480285</text:p>
          </table:table-cell>
          <table:table-cell office:value-type="float" office:value="1.06394968014971">
            <text:p>1.0639496801</text:p>
          </table:table-cell>
          <table:table-cell office:value-type="float" office:value="1.02658033784397">
            <text:p>1.0265803378</text:p>
          </table:table-cell>
          <table:table-cell office:value-type="float" office:value="1.06666438616045">
            <text:p>1.066664386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94">
            <text:p>394</text:p>
          </table:table-cell>
          <table:table-cell office:value-type="float" office:value="7382">
            <text:p>7382</text:p>
          </table:table-cell>
          <table:table-cell office:value-type="float" office:value="11334">
            <text:p>11334</text:p>
          </table:table-cell>
          <table:table-cell office:value-type="float" office:value="15584">
            <text:p>15584</text:p>
          </table:table-cell>
          <table:table-cell office:value-type="float" office:value="70.375">
            <text:p>70.375</text:p>
          </table:table-cell>
          <table:table-cell office:value-type="float" office:value="261.25">
            <text:p>261.25</text:p>
          </table:table-cell>
          <table:table-cell office:value-type="float" office:value="325.25">
            <text:p>325.25</text:p>
          </table:table-cell>
          <table:table-cell office:value-type="float" office:value="0.00953332430235708">
            <text:p>0.0095333243</text:p>
          </table:table-cell>
          <table:table-cell office:value-type="float" office:value="0.0230501146991353">
            <text:p>0.0230501147</text:p>
          </table:table-cell>
          <table:table-cell office:value-type="float" office:value="0.0208707648870637">
            <text:p>0.0208707649</text:p>
          </table:table-cell>
          <table:table-cell office:value-type="float" office:value="1.03354476823187">
            <text:p>1.0335447682</text:p>
          </table:table-cell>
          <table:table-cell office:value-type="float" office:value="1.08171676471075">
            <text:p>1.0817167647</text:p>
          </table:table-cell>
          <table:table-cell office:value-type="float" office:value="1.07390143120559">
            <text:p>1.0739014312</text:p>
          </table:table-cell>
          <table:table-cell office:value-type="float" office:value="0">
            <text:p>0</text:p>
          </table:table-cell>
          <table:table-cell office:value-type="float" office:value="30.4165688455786">
            <text:p>30.4165688456</text:p>
          </table:table-cell>
          <table:table-cell office:value-type="float" office:value="33.5567737364588">
            <text:p>33.5567737365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5">
            <text:p>815</text:p>
          </table:table-cell>
          <table:table-cell office:value-type="float" office:value="344">
            <text:p>344</text:p>
          </table:table-cell>
          <table:table-cell office:value-type="float" office:value="7596">
            <text:p>7596</text:p>
          </table:table-cell>
          <table:table-cell office:value-type="float" office:value="11108">
            <text:p>11108</text:p>
          </table:table-cell>
          <table:table-cell office:value-type="float" office:value="17036">
            <text:p>17036</text:p>
          </table:table-cell>
          <table:table-cell office:value-type="float" office:value="99.375">
            <text:p>99.375</text:p>
          </table:table-cell>
          <table:table-cell office:value-type="float" office:value="381.75">
            <text:p>381.75</text:p>
          </table:table-cell>
          <table:table-cell office:value-type="float" office:value="26.75">
            <text:p>26.75</text:p>
          </table:table-cell>
          <table:table-cell office:value-type="float" office:value="0.0130825434439179">
            <text:p>0.0130825434</text:p>
          </table:table-cell>
          <table:table-cell office:value-type="float" office:value="0.0343671227943824">
            <text:p>0.0343671228</text:p>
          </table:table-cell>
          <table:table-cell office:value-type="float" office:value="0.00157020427330359">
            <text:p>0.0015702043</text:p>
          </table:table-cell>
          <table:table-cell office:value-type="float" office:value="1.04612436182192">
            <text:p>1.0461243618</text:p>
          </table:table-cell>
          <table:table-cell office:value-type="float" office:value="1.1225998840735">
            <text:p>1.1225998841</text:p>
          </table:table-cell>
          <table:table-cell office:value-type="float" office:value="1.00550054741782">
            <text:p>1.0055005474</text:p>
          </table:table-cell>
          <table:table-cell office:value-type="float" office:value="0">
            <text:p>0</text:p>
          </table:table-cell>
          <table:table-cell office:value-type="float" office:value="20.5135252769237">
            <text:p>20.5135252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0">
            <text:p>290</text:p>
          </table:table-cell>
          <table:table-cell office:value-type="float" office:value="8222">
            <text:p>8222</text:p>
          </table:table-cell>
          <table:table-cell office:value-type="float" office:value="11218">
            <text:p>11218</text:p>
          </table:table-cell>
          <table:table-cell office:value-type="float" office:value="17908">
            <text:p>17908</text:p>
          </table:table-cell>
          <table:table-cell office:value-type="float" office:value="91.375">
            <text:p>91.375</text:p>
          </table:table-cell>
          <table:table-cell office:value-type="float" office:value="228.5">
            <text:p>228.5</text:p>
          </table:table-cell>
          <table:table-cell office:value-type="float" office:value="-20">
            <text:p>-20</text:p>
          </table:table-cell>
          <table:table-cell office:value-type="float" office:value="0.011113476039893">
            <text:p>0.011113476</text:p>
          </table:table-cell>
          <table:table-cell office:value-type="float" office:value="0.0203690497414869">
            <text:p>0.0203690497</text:p>
          </table:table-cell>
          <table:table-cell office:value-type="float" office:value="-0.00111681929863748">
            <text:p>-0.0011168193</text:p>
          </table:table-cell>
          <table:table-cell office:value-type="float" office:value="1.03913924446502">
            <text:p>1.0391392445</text:p>
          </table:table-cell>
          <table:table-cell office:value-type="float" office:value="1.07210487454245">
            <text:p>1.0721048745</text:p>
          </table:table-cell>
          <table:table-cell office:value-type="float" office:value="0.996093577134047">
            <text:p>0.9960935771</text:p>
          </table:table-cell>
          <table:table-cell office:value-type="float" office:value="0">
            <text:p>0</text:p>
          </table:table-cell>
          <table:table-cell office:value-type="float" office:value="34.3748402433952">
            <text:p>34.37484024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4">
            <text:p>324</text:p>
          </table:table-cell>
          <table:table-cell office:value-type="float" office:value="782">
            <text:p>782</text:p>
          </table:table-cell>
          <table:table-cell office:value-type="float" office:value="8835">
            <text:p>8835</text:p>
          </table:table-cell>
          <table:table-cell office:value-type="float" office:value="11874">
            <text:p>11874</text:p>
          </table:table-cell>
          <table:table-cell office:value-type="float" office:value="17095">
            <text:p>17095</text:p>
          </table:table-cell>
          <table:table-cell office:value-type="float" office:value="116.5">
            <text:p>116.5</text:p>
          </table:table-cell>
          <table:table-cell office:value-type="float" office:value="148.875">
            <text:p>148.875</text:p>
          </table:table-cell>
          <table:table-cell office:value-type="float" office:value="12.75">
            <text:p>12.75</text:p>
          </table:table-cell>
          <table:table-cell office:value-type="float" office:value="0.0131861912846633">
            <text:p>0.0131861913</text:p>
          </table:table-cell>
          <table:table-cell office:value-type="float" office:value="0.0125378979282466">
            <text:p>0.0125378979</text:p>
          </table:table-cell>
          <table:table-cell office:value-type="float" office:value="0.000745832114653407">
            <text:p>0.0007458321</text:p>
          </table:table-cell>
          <table:table-cell office:value-type="float" office:value="1.04649246575189">
            <text:p>1.0464924658</text:p>
          </table:table-cell>
          <table:table-cell office:value-type="float" office:value="1.0441907525624">
            <text:p>1.0441907526</text:p>
          </table:table-cell>
          <table:table-cell office:value-type="float" office:value="1.00261150268175">
            <text:p>1.00261150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811">
            <text:p>811</text:p>
          </table:table-cell>
          <table:table-cell office:value-type="float" office:value="532">
            <text:p>532</text:p>
          </table:table-cell>
          <table:table-cell office:value-type="float" office:value="359">
            <text:p>359</text:p>
          </table:table-cell>
          <table:table-cell office:value-type="float" office:value="8775">
            <text:p>8775</text:p>
          </table:table-cell>
          <table:table-cell office:value-type="float" office:value="11341">
            <text:p>11341</text:p>
          </table:table-cell>
          <table:table-cell office:value-type="float" office:value="15584">
            <text:p>15584</text:p>
          </table:table-cell>
          <table:table-cell office:value-type="float" office:value="67.25">
            <text:p>67.25</text:p>
          </table:table-cell>
          <table:table-cell office:value-type="float" office:value="174.375">
            <text:p>174.375</text:p>
          </table:table-cell>
          <table:table-cell office:value-type="float" office:value="325.25">
            <text:p>325.25</text:p>
          </table:table-cell>
          <table:table-cell office:value-type="float" office:value="0.00766381766381766">
            <text:p>0.0076638177</text:p>
          </table:table-cell>
          <table:table-cell office:value-type="float" office:value="0.0153756282514769">
            <text:p>0.0153756283</text:p>
          </table:table-cell>
          <table:table-cell office:value-type="float" office:value="0.0208707648870637">
            <text:p>0.0208707649</text:p>
          </table:table-cell>
          <table:table-cell office:value-type="float" office:value="1.02693848066168">
            <text:p>1.0269384807</text:p>
          </table:table-cell>
          <table:table-cell office:value-type="float" office:value="1.05427806237066">
            <text:p>1.0542780624</text:p>
          </table:table-cell>
          <table:table-cell office:value-type="float" office:value="1.07390143120559">
            <text:p>1.0739014312</text:p>
          </table:table-cell>
          <table:table-cell table:number-columns-repeated="2" office:value-type="float" office:value="0">
            <text:p>0</text:p>
          </table:table-cell>
          <table:table-cell office:value-type="float" office:value="33.5567737364588">
            <text:p>33.5567737365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44">
            <text:p>344</text:p>
          </table:table-cell>
          <table:table-cell office:value-type="float" office:value="8490">
            <text:p>8490</text:p>
          </table:table-cell>
          <table:table-cell office:value-type="float" office:value="11134">
            <text:p>11134</text:p>
          </table:table-cell>
          <table:table-cell office:value-type="float" office:value="16636">
            <text:p>16636</text:p>
          </table:table-cell>
          <table:table-cell office:value-type="float" office:value="135.25">
            <text:p>135.25</text:p>
          </table:table-cell>
          <table:table-cell office:value-type="float" office:value="211.25">
            <text:p>211.25</text:p>
          </table:table-cell>
          <table:table-cell office:value-type="float" office:value="-151.875">
            <text:p>-151.875</text:p>
          </table:table-cell>
          <table:table-cell office:value-type="float" office:value="0.0159305064782097">
            <text:p>0.0159305065</text:p>
          </table:table-cell>
          <table:table-cell office:value-type="float" office:value="0.0189734147655829">
            <text:p>0.0189734148</text:p>
          </table:table-cell>
          <table:table-cell office:value-type="float" office:value="-0.009129297908151">
            <text:p>-0.0091292979</text:p>
          </table:table-cell>
          <table:table-cell office:value-type="float" office:value="1.05625418350557">
            <text:p>1.0562541835</text:p>
          </table:table-cell>
          <table:table-cell office:value-type="float" office:value="1.06711253299656">
            <text:p>1.067112533</text:p>
          </table:table-cell>
          <table:table-cell office:value-type="float" office:value="0.968210811718851">
            <text:p>0.96821081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772">
            <text:p>772</text:p>
          </table:table-cell>
          <table:table-cell office:value-type="float" office:value="8245">
            <text:p>8245</text:p>
          </table:table-cell>
          <table:table-cell office:value-type="float" office:value="11055">
            <text:p>11055</text:p>
          </table:table-cell>
          <table:table-cell office:value-type="float" office:value="17833">
            <text:p>17833</text:p>
          </table:table-cell>
          <table:table-cell office:value-type="float" office:value="-31.375">
            <text:p>-31.375</text:p>
          </table:table-cell>
          <table:table-cell office:value-type="float" office:value="245.5">
            <text:p>245.5</text:p>
          </table:table-cell>
          <table:table-cell office:value-type="float" office:value="-48.25">
            <text:p>-48.25</text:p>
          </table:table-cell>
          <table:table-cell office:value-type="float" office:value="-0.00380533656761674">
            <text:p>-0.0038053366</text:p>
          </table:table-cell>
          <table:table-cell office:value-type="float" office:value="0.0222071460877431">
            <text:p>0.0222071461</text:p>
          </table:table-cell>
          <table:table-cell office:value-type="float" office:value="-0.00270565804968317">
            <text:p>-0.002705658</text:p>
          </table:table-cell>
          <table:table-cell office:value-type="float" office:value="0.986709703962671">
            <text:p>0.986709704</text:p>
          </table:table-cell>
          <table:table-cell office:value-type="float" office:value="1.07869159968833">
            <text:p>1.0786915997</text:p>
          </table:table-cell>
          <table:table-cell office:value-type="float" office:value="0.990544545173653">
            <text:p>0.9905445452</text:p>
          </table:table-cell>
          <table:table-cell office:value-type="float" office:value="0">
            <text:p>0</text:p>
          </table:table-cell>
          <table:table-cell office:value-type="float" office:value="31.5581036019306">
            <text:p>31.5581036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506">
            <text:p>506</text:p>
          </table:table-cell>
          <table:table-cell office:value-type="float" office:value="340">
            <text:p>340</text:p>
          </table:table-cell>
          <table:table-cell office:value-type="float" office:value="8565">
            <text:p>8565</text:p>
          </table:table-cell>
          <table:table-cell office:value-type="float" office:value="11482">
            <text:p>11482</text:p>
          </table:table-cell>
          <table:table-cell office:value-type="float" office:value="17286">
            <text:p>17286</text:p>
          </table:table-cell>
          <table:table-cell office:value-type="float" office:value="-14.5">
            <text:p>-14.5</text:p>
          </table:table-cell>
          <table:table-cell office:value-type="float" office:value="-65.25">
            <text:p>-65.25</text:p>
          </table:table-cell>
          <table:table-cell office:value-type="float" office:value="19.625">
            <text:p>19.625</text:p>
          </table:table-cell>
          <table:table-cell office:value-type="float" office:value="-0.00169293636894337">
            <text:p>-0.0016929364</text:p>
          </table:table-cell>
          <table:table-cell office:value-type="float" office:value="-0.00568280787319282">
            <text:p>-0.0056828079</text:p>
          </table:table-cell>
          <table:table-cell office:value-type="float" office:value="0.00113531181302788">
            <text:p>0.0011353118</text:p>
          </table:table-cell>
          <table:table-cell office:value-type="float" office:value="0.994080340134455">
            <text:p>0.9940803401</text:p>
          </table:table-cell>
          <table:table-cell office:value-type="float" office:value="0.980173469282259">
            <text:p>0.9801734693</text:p>
          </table:table-cell>
          <table:table-cell office:value-type="float" office:value="1.00397611765411">
            <text:p>1.003976117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9">
            <text:p>279</text:p>
          </table:table-cell>
          <table:table-cell office:value-type="float" office:value="442">
            <text:p>442</text:p>
          </table:table-cell>
          <table:table-cell office:value-type="float" office:value="8230">
            <text:p>8230</text:p>
          </table:table-cell>
          <table:table-cell office:value-type="float" office:value="11252">
            <text:p>11252</text:p>
          </table:table-cell>
          <table:table-cell office:value-type="float" office:value="16834">
            <text:p>16834</text:p>
          </table:table-cell>
          <table:table-cell office:value-type="float" office:value="-104.5">
            <text:p>-104.5</text:p>
          </table:table-cell>
          <table:table-cell office:value-type="float" office:value="-174.5">
            <text:p>-174.5</text:p>
          </table:table-cell>
          <table:table-cell office:value-type="float" office:value="-5.625">
            <text:p>-5.625</text:p>
          </table:table-cell>
          <table:table-cell office:value-type="float" office:value="-0.0126974483596598">
            <text:p>-0.0126974484</text:p>
          </table:table-cell>
          <table:table-cell office:value-type="float" office:value="-0.0155083540703875">
            <text:p>-0.0155083541</text:p>
          </table:table-cell>
          <table:table-cell office:value-type="float" office:value="-0.000334145182369015">
            <text:p>-0.0003341452</text:p>
          </table:table-cell>
          <table:table-cell office:value-type="float" office:value="0.955874932123089">
            <text:p>0.9558749321</text:p>
          </table:table-cell>
          <table:table-cell office:value-type="float" office:value="0.94619215848375">
            <text:p>0.9461921585</text:p>
          </table:table-cell>
          <table:table-cell office:value-type="float" office:value="0.998830710701594">
            <text:p>0.99883071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1">
            <text:p>271</text:p>
          </table:table-cell>
          <table:table-cell office:value-type="float" office:value="430">
            <text:p>430</text:p>
          </table:table-cell>
          <table:table-cell office:value-type="float" office:value="8430">
            <text:p>8430</text:p>
          </table:table-cell>
          <table:table-cell office:value-type="float" office:value="12046">
            <text:p>12046</text:p>
          </table:table-cell>
          <table:table-cell office:value-type="float" office:value="19133">
            <text:p>19133</text:p>
          </table:table-cell>
          <table:table-cell office:value-type="float" office:value="111.5">
            <text:p>111.5</text:p>
          </table:table-cell>
          <table:table-cell office:value-type="float" office:value="-84.5">
            <text:p>-84.5</text:p>
          </table:table-cell>
          <table:table-cell office:value-type="float" office:value="73.625">
            <text:p>73.625</text:p>
          </table:table-cell>
          <table:table-cell office:value-type="float" office:value="0.013226571767497">
            <text:p>0.0132265718</text:p>
          </table:table-cell>
          <table:table-cell office:value-type="float" office:value="-0.00701477668935746">
            <text:p>-0.0070147767</text:p>
          </table:table-cell>
          <table:table-cell office:value-type="float" office:value="0.0038480635551142">
            <text:p>0.0038480636</text:p>
          </table:table-cell>
          <table:table-cell office:value-type="float" office:value="1.04663588789965">
            <text:p>1.0466358879</text:p>
          </table:table-cell>
          <table:table-cell office:value-type="float" office:value="0.975544727487572">
            <text:p>0.9755447275</text:p>
          </table:table-cell>
          <table:table-cell office:value-type="float" office:value="1.01349724532542">
            <text:p>1.01349724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311">
            <text:p>311</text:p>
          </table:table-cell>
          <table:table-cell office:value-type="float" office:value="466">
            <text:p>466</text:p>
          </table:table-cell>
          <table:table-cell office:value-type="float" office:value="311">
            <text:p>311</text:p>
          </table:table-cell>
          <table:table-cell office:value-type="float" office:value="8095">
            <text:p>8095</text:p>
          </table:table-cell>
          <table:table-cell office:value-type="float" office:value="12596">
            <text:p>12596</text:p>
          </table:table-cell>
          <table:table-cell office:value-type="float" office:value="18113">
            <text:p>18113</text:p>
          </table:table-cell>
          <table:table-cell office:value-type="float" office:value="-28.25">
            <text:p>-28.25</text:p>
          </table:table-cell>
          <table:table-cell office:value-type="float" office:value="-86.25">
            <text:p>-86.25</text:p>
          </table:table-cell>
          <table:table-cell office:value-type="float" office:value="154.25">
            <text:p>154.25</text:p>
          </table:table-cell>
          <table:table-cell office:value-type="float" office:value="-0.00348980852378011">
            <text:p>-0.0034898085</text:p>
          </table:table-cell>
          <table:table-cell office:value-type="float" office:value="-0.00684741187678628">
            <text:p>-0.0068474119</text:p>
          </table:table-cell>
          <table:table-cell office:value-type="float" office:value="0.00851598299563849">
            <text:p>0.008515983</text:p>
          </table:table-cell>
          <table:table-cell office:value-type="float" office:value="0.987809540543294">
            <text:p>0.9878095405</text:p>
          </table:table-cell>
          <table:table-cell office:value-type="float" office:value="0.976125957048092">
            <text:p>0.976125957</text:p>
          </table:table-cell>
          <table:table-cell office:value-type="float" office:value="1.02994808353884">
            <text:p>1.02994808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1">
            <text:p>341</text:p>
          </table:table-cell>
          <table:table-cell office:value-type="float" office:value="491">
            <text:p>491</text:p>
          </table:table-cell>
          <table:table-cell office:value-type="float" office:value="8386">
            <text:p>8386</text:p>
          </table:table-cell>
          <table:table-cell office:value-type="float" office:value="11678">
            <text:p>11678</text:p>
          </table:table-cell>
          <table:table-cell office:value-type="float" office:value="16923">
            <text:p>16923</text:p>
          </table:table-cell>
          <table:table-cell office:value-type="float" office:value="-78.875">
            <text:p>-78.875</text:p>
          </table:table-cell>
          <table:table-cell office:value-type="float" office:value="-42.625">
            <text:p>-42.625</text:p>
          </table:table-cell>
          <table:table-cell office:value-type="float" office:value="-134.875">
            <text:p>-134.875</text:p>
          </table:table-cell>
          <table:table-cell office:value-type="float" office:value="-0.00940555688051514">
            <text:p>-0.0094055569</text:p>
          </table:table-cell>
          <table:table-cell office:value-type="float" office:value="-0.00365002568933036">
            <text:p>-0.0036500257</text:p>
          </table:table-cell>
          <table:table-cell office:value-type="float" office:value="-0.00796992259055723">
            <text:p>-0.0079699226</text:p>
          </table:table-cell>
          <table:table-cell office:value-type="float" office:value="0.967253941338653">
            <text:p>0.9672539413</text:p>
          </table:table-cell>
          <table:table-cell office:value-type="float" office:value="0.987251022554908">
            <text:p>0.9872510226</text:p>
          </table:table-cell>
          <table:table-cell office:value-type="float" office:value="0.972229769478605">
            <text:p>0.97222976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table:number-columns-repeated="2" office:value-type="float" office:value="453">
            <text:p>453</text:p>
          </table:table-cell>
          <table:table-cell office:value-type="float" office:value="8208">
            <text:p>8208</text:p>
          </table:table-cell>
          <table:table-cell office:value-type="float" office:value="11460">
            <text:p>11460</text:p>
          </table:table-cell>
          <table:table-cell office:value-type="float" office:value="16583">
            <text:p>16583</text:p>
          </table:table-cell>
          <table:table-cell office:value-type="float" office:value="80">
            <text:p>80</text:p>
          </table:table-cell>
          <table:table-cell office:value-type="float" office:value="366.375">
            <text:p>366.375</text:p>
          </table:table-cell>
          <table:table-cell office:value-type="float" office:value="110.5">
            <text:p>110.5</text:p>
          </table:table-cell>
          <table:table-cell office:value-type="float" office:value="0.00974658869395711">
            <text:p>0.0097465887</text:p>
          </table:table-cell>
          <table:table-cell office:value-type="float" office:value="0.0319698952879581">
            <text:p>0.0319698953</text:p>
          </table:table-cell>
          <table:table-cell office:value-type="float" office:value="0.00666345052161852">
            <text:p>0.0066634505</text:p>
          </table:table-cell>
          <table:table-cell office:value-type="float" office:value="1.03429925257154">
            <text:p>1.0342992526</text:p>
          </table:table-cell>
          <table:table-cell office:value-type="float" office:value="1.11389789894911">
            <text:p>1.1138978989</text:p>
          </table:table-cell>
          <table:table-cell office:value-type="float" office:value="1.02340910390846">
            <text:p>1.0234091039</text:p>
          </table:table-cell>
          <table:table-cell office:value-type="float" office:value="0">
            <text:p>0</text:p>
          </table:table-cell>
          <table:table-cell office:value-type="float" office:value="22.0260023785343">
            <text:p>22.02600237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5">
            <text:p>305</text:p>
          </table:table-cell>
          <table:table-cell office:value-type="float" office:value="677">
            <text:p>677</text:p>
          </table:table-cell>
          <table:table-cell office:value-type="float" office:value="8074">
            <text:p>8074</text:p>
          </table:table-cell>
          <table:table-cell office:value-type="float" office:value="11588">
            <text:p>11588</text:p>
          </table:table-cell>
          <table:table-cell office:value-type="float" office:value="18788">
            <text:p>18788</text:p>
          </table:table-cell>
          <table:table-cell office:value-type="float" office:value="125.25">
            <text:p>125.25</text:p>
          </table:table-cell>
          <table:table-cell office:value-type="float" office:value="85.5">
            <text:p>85.5</text:p>
          </table:table-cell>
          <table:table-cell office:value-type="float" office:value="92.25">
            <text:p>92.25</text:p>
          </table:table-cell>
          <table:table-cell office:value-type="float" office:value="0.0155127569977706">
            <text:p>0.015512757</text:p>
          </table:table-cell>
          <table:table-cell office:value-type="float" office:value="0.00737832240248533">
            <text:p>0.0073783224</text:p>
          </table:table-cell>
          <table:table-cell office:value-type="float" office:value="0.00491004896742602">
            <text:p>0.004910049</text:p>
          </table:table-cell>
          <table:table-cell office:value-type="float" office:value="1.05476631492635">
            <text:p>1.0547663149</text:p>
          </table:table-cell>
          <table:table-cell office:value-type="float" office:value="1.02593083010599">
            <text:p>1.0259308301</text:p>
          </table:table-cell>
          <table:table-cell office:value-type="float" office:value="1.01723242420448">
            <text:p>1.01723242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433">
            <text:p>433</text:p>
          </table:table-cell>
          <table:table-cell office:value-type="float" office:value="657">
            <text:p>657</text:p>
          </table:table-cell>
          <table:table-cell office:value-type="float" office:value="8011">
            <text:p>8011</text:p>
          </table:table-cell>
          <table:table-cell office:value-type="float" office:value="11834">
            <text:p>11834</text:p>
          </table:table-cell>
          <table:table-cell office:value-type="float" office:value="17492">
            <text:p>17492</text:p>
          </table:table-cell>
          <table:table-cell office:value-type="float" office:value="-32">
            <text:p>-32</text:p>
          </table:table-cell>
          <table:table-cell office:value-type="float" office:value="189.875">
            <text:p>189.875</text:p>
          </table:table-cell>
          <table:table-cell office:value-type="float" office:value="164.5">
            <text:p>164.5</text:p>
          </table:table-cell>
          <table:table-cell office:value-type="float" office:value="-0.00399450755211584">
            <text:p>-0.0039945076</text:p>
          </table:table-cell>
          <table:table-cell office:value-type="float" office:value="0.0160448707115092">
            <text:p>0.0160448707</text:p>
          </table:table-cell>
          <table:table-cell office:value-type="float" office:value="0.00940429910816373">
            <text:p>0.0094042991</text:p>
          </table:table-cell>
          <table:table-cell office:value-type="float" office:value="0.986050497505139">
            <text:p>0.9860504975</text:p>
          </table:table-cell>
          <table:table-cell office:value-type="float" office:value="1.05666162572753">
            <text:p>1.0566616257</text:p>
          </table:table-cell>
          <table:table-cell office:value-type="float" office:value="1.03308839092834">
            <text:p>1.03308839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382">
            <text:p>382</text:p>
          </table:table-cell>
          <table:table-cell office:value-type="float" office:value="601">
            <text:p>601</text:p>
          </table:table-cell>
          <table:table-cell office:value-type="float" office:value="8310">
            <text:p>8310</text:p>
          </table:table-cell>
          <table:table-cell office:value-type="float" office:value="11440">
            <text:p>11440</text:p>
          </table:table-cell>
          <table:table-cell office:value-type="float" office:value="19363">
            <text:p>19363</text:p>
          </table:table-cell>
          <table:table-cell office:value-type="float" office:value="-134.375">
            <text:p>-134.375</text:p>
          </table:table-cell>
          <table:table-cell office:value-type="float" office:value="353.75">
            <text:p>353.75</text:p>
          </table:table-cell>
          <table:table-cell office:value-type="float" office:value="527.125">
            <text:p>527.125</text:p>
          </table:table-cell>
          <table:table-cell office:value-type="float" office:value="-0.0161702767749699">
            <text:p>-0.0161702768</text:p>
          </table:table-cell>
          <table:table-cell office:value-type="float" office:value="0.0309222027972028">
            <text:p>0.0309222028</text:p>
          </table:table-cell>
          <table:table-cell office:value-type="float" office:value="0.0272233125032278">
            <text:p>0.0272233125</text:p>
          </table:table-cell>
          <table:table-cell office:value-type="float" office:value="0.943916527875524">
            <text:p>0.9439165279</text:p>
          </table:table-cell>
          <table:table-cell office:value-type="float" office:value="1.11010182773684">
            <text:p>1.1101018277</text:p>
          </table:table-cell>
          <table:table-cell office:value-type="float" office:value="1.09673416689885">
            <text:p>1.0967341669</text:p>
          </table:table-cell>
          <table:table-cell office:value-type="float" office:value="0">
            <text:p>0</text:p>
          </table:table-cell>
          <table:table-cell office:value-type="float" office:value="22.7606555172041">
            <text:p>22.7606555172</text:p>
          </table:table-cell>
          <table:table-cell office:value-type="float" office:value="25.8065518787959">
            <text:p>25.8065518788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office:value-type="float" office:value="225">
            <text:p>225</text:p>
          </table:table-cell>
          <table:table-cell office:value-type="float" office:value="360">
            <text:p>360</text:p>
          </table:table-cell>
          <table:table-cell office:value-type="float" office:value="574">
            <text:p>574</text:p>
          </table:table-cell>
          <table:table-cell office:value-type="float" office:value="8630">
            <text:p>8630</text:p>
          </table:table-cell>
          <table:table-cell office:value-type="float" office:value="12530">
            <text:p>12530</text:p>
          </table:table-cell>
          <table:table-cell office:value-type="float" office:value="21790">
            <text:p>21790</text:p>
          </table:table-cell>
          <table:table-cell office:value-type="float" office:value="350.75">
            <text:p>350.75</text:p>
          </table:table-cell>
          <table:table-cell office:value-type="float" office:value="371.5">
            <text:p>371.5</text:p>
          </table:table-cell>
          <table:table-cell office:value-type="float" office:value="587.375">
            <text:p>587.375</text:p>
          </table:table-cell>
          <table:table-cell office:value-type="float" office:value="0.0406431054461182">
            <text:p>0.0406431054</text:p>
          </table:table-cell>
          <table:table-cell office:value-type="float" office:value="0.0296488427773344">
            <text:p>0.0296488428</text:p>
          </table:table-cell>
          <table:table-cell office:value-type="float" office:value="0.0269561725562185">
            <text:p>0.0269561726</text:p>
          </table:table-cell>
          <table:table-cell office:value-type="float" office:value="1.14548851862121">
            <text:p>1.1454885186</text:p>
          </table:table-cell>
          <table:table-cell office:value-type="float" office:value="1.10549389532162">
            <text:p>1.1054938953</text:p>
          </table:table-cell>
          <table:table-cell office:value-type="float" office:value="1.09577080901497">
            <text:p>1.095770809</text:p>
          </table:table-cell>
          <table:table-cell office:value-type="float" office:value="17.3987561962863">
            <text:p>17.3987561963</text:p>
          </table:table-cell>
          <table:table-cell office:value-type="float" office:value="23.7234435917774">
            <text:p>23.7234435918</text:p>
          </table:table-cell>
          <table:table-cell office:value-type="float" office:value="26.0588947013042">
            <text:p>26.0588947013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399">
            <text:p>399</text:p>
          </table:table-cell>
          <table:table-cell office:value-type="float" office:value="609">
            <text:p>609</text:p>
          </table:table-cell>
          <table:table-cell office:value-type="float" office:value="8822">
            <text:p>8822</text:p>
          </table:table-cell>
          <table:table-cell office:value-type="float" office:value="13441">
            <text:p>13441</text:p>
          </table:table-cell>
          <table:table-cell office:value-type="float" office:value="20513">
            <text:p>20513</text:p>
          </table:table-cell>
          <table:table-cell office:value-type="float" office:value="125.375">
            <text:p>125.375</text:p>
          </table:table-cell>
          <table:table-cell office:value-type="float" office:value="72.5">
            <text:p>72.5</text:p>
          </table:table-cell>
          <table:table-cell office:value-type="float" office:value="883.375">
            <text:p>883.375</text:p>
          </table:table-cell>
          <table:table-cell office:value-type="float" office:value="0.0142116300158694">
            <text:p>0.01421163</text:p>
          </table:table-cell>
          <table:table-cell office:value-type="float" office:value="0.00539394390298341">
            <text:p>0.0053939439</text:p>
          </table:table-cell>
          <table:table-cell office:value-type="float" office:value="0.0430641544386487">
            <text:p>0.0430641544</text:p>
          </table:table-cell>
          <table:table-cell office:value-type="float" office:value="1.05013656709385">
            <text:p>1.0501365671</text:p>
          </table:table-cell>
          <table:table-cell office:value-type="float" office:value="1.01893582913687">
            <text:p>1.0189358291</text:p>
          </table:table-cell>
          <table:table-cell office:value-type="float" office:value="1.1543594024744">
            <text:p>1.1543594025</text:p>
          </table:table-cell>
          <table:table-cell table:number-columns-repeated="2" office:value-type="float" office:value="0">
            <text:p>0</text:p>
          </table:table-cell>
          <table:table-cell office:value-type="float" office:value="16.4398259422186">
            <text:p>16.4398259422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423">
            <text:p>423</text:p>
          </table:table-cell>
          <table:table-cell office:value-type="float" office:value="294">
            <text:p>294</text:p>
          </table:table-cell>
          <table:table-cell office:value-type="float" office:value="423">
            <text:p>423</text:p>
          </table:table-cell>
          <table:table-cell office:value-type="float" office:value="8941">
            <text:p>8941</text:p>
          </table:table-cell>
          <table:table-cell office:value-type="float" office:value="12369">
            <text:p>12369</text:p>
          </table:table-cell>
          <table:table-cell office:value-type="float" office:value="19613">
            <text:p>19613</text:p>
          </table:table-cell>
          <table:table-cell office:value-type="float" office:value="149.75">
            <text:p>149.75</text:p>
          </table:table-cell>
          <table:table-cell office:value-type="float" office:value="136.125">
            <text:p>136.125</text:p>
          </table:table-cell>
          <table:table-cell office:value-type="float" office:value="1177.25">
            <text:p>1177.25</text:p>
          </table:table-cell>
          <table:table-cell office:value-type="float" office:value="0.0167486858293256">
            <text:p>0.0167486858</text:p>
          </table:table-cell>
          <table:table-cell office:value-type="float" office:value="0.0110053359204463">
            <text:p>0.0110053359</text:p>
          </table:table-cell>
          <table:table-cell office:value-type="float" office:value="0.0600239636975475">
            <text:p>0.0600239637</text:p>
          </table:table-cell>
          <table:table-cell office:value-type="float" office:value="1.05917021661758">
            <text:p>1.0591702166</text:p>
          </table:table-cell>
          <table:table-cell office:value-type="float" office:value="1.03875606586226">
            <text:p>1.0387560659</text:p>
          </table:table-cell>
          <table:table-cell office:value-type="float" office:value="1.21714551032863">
            <text:p>1.2171455103</text:p>
          </table:table-cell>
          <table:table-cell table:number-columns-repeated="2" office:value-type="float" office:value="0">
            <text:p>0</text:p>
          </table:table-cell>
          <table:table-cell office:value-type="float" office:value="11.8910475909035">
            <text:p>11.8910475909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4">
            <text:p>304</text:p>
          </table:table-cell>
          <table:table-cell office:value-type="float" office:value="634">
            <text:p>634</text:p>
          </table:table-cell>
          <table:table-cell office:value-type="float" office:value="8568">
            <text:p>8568</text:p>
          </table:table-cell>
          <table:table-cell office:value-type="float" office:value="13746">
            <text:p>13746</text:p>
          </table:table-cell>
          <table:table-cell office:value-type="float" office:value="20285">
            <text:p>20285</text:p>
          </table:table-cell>
          <table:table-cell office:value-type="float" office:value="247.5">
            <text:p>247.5</text:p>
          </table:table-cell>
          <table:table-cell office:value-type="float" office:value="390.625">
            <text:p>390.625</text:p>
          </table:table-cell>
          <table:table-cell office:value-type="float" office:value="1068.875">
            <text:p>1068.875</text:p>
          </table:table-cell>
          <table:table-cell office:value-type="float" office:value="0.0288865546218487">
            <text:p>0.0288865546</text:p>
          </table:table-cell>
          <table:table-cell office:value-type="float" office:value="0.0284173577768078">
            <text:p>0.0284173578</text:p>
          </table:table-cell>
          <table:table-cell office:value-type="float" office:value="0.0526928765097363">
            <text:p>0.0526928765</text:p>
          </table:table-cell>
          <table:table-cell office:value-type="float" office:value="1.1027384299308">
            <text:p>1.1027384299</text:p>
          </table:table-cell>
          <table:table-cell office:value-type="float" office:value="1.10104354281594">
            <text:p>1.1010435428</text:p>
          </table:table-cell>
          <table:table-cell office:value-type="float" office:value="1.18986708468442">
            <text:p>1.1898670847</text:p>
          </table:table-cell>
          <table:table-cell office:value-type="float" office:value="24.3404238281723">
            <text:p>24.3404238282</text:p>
          </table:table-cell>
          <table:table-cell office:value-type="float" office:value="24.7366379792982">
            <text:p>24.7366379793</text:p>
          </table:table-cell>
          <table:table-cell office:value-type="float" office:value="13.4980835618813">
            <text:p>13.4980835619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1">
            <text:p>291</text:p>
          </table:table-cell>
          <table:table-cell office:value-type="float" office:value="615">
            <text:p>615</text:p>
          </table:table-cell>
          <table:table-cell office:value-type="float" office:value="8630">
            <text:p>8630</text:p>
          </table:table-cell>
          <table:table-cell office:value-type="float" office:value="14676">
            <text:p>14676</text:p>
          </table:table-cell>
          <table:table-cell office:value-type="float" office:value="21242">
            <text:p>21242</text:p>
          </table:table-cell>
          <table:table-cell office:value-type="float" office:value="350.75">
            <text:p>350.75</text:p>
          </table:table-cell>
          <table:table-cell office:value-type="float" office:value="528.625">
            <text:p>528.625</text:p>
          </table:table-cell>
          <table:table-cell office:value-type="float" office:value="595.625">
            <text:p>595.625</text:p>
          </table:table-cell>
          <table:table-cell office:value-type="float" office:value="0.0406431054461182">
            <text:p>0.0406431054</text:p>
          </table:table-cell>
          <table:table-cell office:value-type="float" office:value="0.0360196920141728">
            <text:p>0.036019692</text:p>
          </table:table-cell>
          <table:table-cell office:value-type="float" office:value="0.0280399679879484">
            <text:p>0.028039968</text:p>
          </table:table-cell>
          <table:table-cell office:value-type="float" office:value="1.14548851862121">
            <text:p>1.1454885186</text:p>
          </table:table-cell>
          <table:table-cell office:value-type="float" office:value="1.12861186174668">
            <text:p>1.1286118617</text:p>
          </table:table-cell>
          <table:table-cell office:value-type="float" office:value="1.09968091797516">
            <text:p>1.099680918</text:p>
          </table:table-cell>
          <table:table-cell office:value-type="float" office:value="17.3987561962863">
            <text:p>17.3987561963</text:p>
          </table:table-cell>
          <table:table-cell office:value-type="float" office:value="19.5880917615159">
            <text:p>19.5880917615</text:p>
          </table:table-cell>
          <table:table-cell office:value-type="float" office:value="25.0649467174049">
            <text:p>25.0649467174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office:value-type="float" office:value="612">
            <text:p>612</text:p>
          </table:table-cell>
          <table:table-cell office:value-type="float" office:value="416">
            <text:p>416</text:p>
          </table:table-cell>
          <table:table-cell office:value-type="float" office:value="612">
            <text:p>612</text:p>
          </table:table-cell>
          <table:table-cell office:value-type="float" office:value="8627">
            <text:p>8627</text:p>
          </table:table-cell>
          <table:table-cell office:value-type="float" office:value="14501">
            <text:p>14501</text:p>
          </table:table-cell>
          <table:table-cell office:value-type="float" office:value="22768">
            <text:p>22768</text:p>
          </table:table-cell>
          <table:table-cell office:value-type="float" office:value="89.375">
            <text:p>89.375</text:p>
          </table:table-cell>
          <table:table-cell office:value-type="float" office:value="80.875">
            <text:p>80.875</text:p>
          </table:table-cell>
          <table:table-cell office:value-type="float" office:value="736.375">
            <text:p>736.375</text:p>
          </table:table-cell>
          <table:table-cell office:value-type="float" office:value="0.0103599165410919">
            <text:p>0.0103599165</text:p>
          </table:table-cell>
          <table:table-cell office:value-type="float" office:value="0.00557720157230536">
            <text:p>0.0055772016</text:p>
          </table:table-cell>
          <table:table-cell office:value-type="float" office:value="0.0323425421644413">
            <text:p>0.0323425422</text:p>
          </table:table-cell>
          <table:table-cell office:value-type="float" office:value="1.03647007052047">
            <text:p>1.0364700705</text:p>
          </table:table-cell>
          <table:table-cell office:value-type="float" office:value="1.01958117165073">
            <text:p>1.0195811717</text:p>
          </table:table-cell>
          <table:table-cell office:value-type="float" office:value="1.11524913604152">
            <text:p>1.115249136</text:p>
          </table:table-cell>
          <table:table-cell table:number-columns-repeated="2" office:value-type="float" office:value="0">
            <text:p>0</text:p>
          </table:table-cell>
          <table:table-cell office:value-type="float" office:value="21.7761728136057">
            <text:p>21.7761728136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0">
            <text:p>270</text:p>
          </table:table-cell>
          <table:table-cell office:value-type="float" office:value="584">
            <text:p>584</text:p>
          </table:table-cell>
          <table:table-cell office:value-type="float" office:value="8742">
            <text:p>8742</text:p>
          </table:table-cell>
          <table:table-cell office:value-type="float" office:value="14718">
            <text:p>14718</text:p>
          </table:table-cell>
          <table:table-cell office:value-type="float" office:value="25591">
            <text:p>25591</text:p>
          </table:table-cell>
          <table:table-cell office:value-type="float" office:value="135.375">
            <text:p>135.375</text:p>
          </table:table-cell>
          <table:table-cell office:value-type="float" office:value="501.375">
            <text:p>501.375</text:p>
          </table:table-cell>
          <table:table-cell office:value-type="float" office:value="878.875">
            <text:p>878.875</text:p>
          </table:table-cell>
          <table:table-cell office:value-type="float" office:value="0.0154855868222375">
            <text:p>0.0154855868</text:p>
          </table:table-cell>
          <table:table-cell office:value-type="float" office:value="0.0340654300856095">
            <text:p>0.0340654301</text:p>
          </table:table-cell>
          <table:table-cell office:value-type="float" office:value="0.0343431284435935">
            <text:p>0.0343431284</text:p>
          </table:table-cell>
          <table:table-cell office:value-type="float" office:value="1.05466956854032">
            <text:p>1.0546695685</text:p>
          </table:table-cell>
          <table:table-cell office:value-type="float" office:value="1.12150349421239">
            <text:p>1.1215034942</text:p>
          </table:table-cell>
          <table:table-cell office:value-type="float" office:value="1.12251267247631">
            <text:p>1.1225126725</text:p>
          </table:table-cell>
          <table:table-cell office:value-type="float" office:value="0">
            <text:p>0</text:p>
          </table:table-cell>
          <table:table-cell office:value-type="float" office:value="20.6921634170666">
            <text:p>20.6921634171</text:p>
          </table:table-cell>
          <table:table-cell office:value-type="float" office:value="20.5276179289505">
            <text:p>20.527617929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380">
            <text:p>380</text:p>
          </table:table-cell>
          <table:table-cell office:value-type="float" office:value="570">
            <text:p>570</text:p>
          </table:table-cell>
          <table:table-cell office:value-type="float" office:value="10322">
            <text:p>10322</text:p>
          </table:table-cell>
          <table:table-cell office:value-type="float" office:value="16070">
            <text:p>16070</text:p>
          </table:table-cell>
          <table:table-cell office:value-type="float" office:value="27914">
            <text:p>27914</text:p>
          </table:table-cell>
          <table:table-cell office:value-type="float" office:value="269">
            <text:p>269</text:p>
          </table:table-cell>
          <table:table-cell office:value-type="float" office:value="576">
            <text:p>576</text:p>
          </table:table-cell>
          <table:table-cell office:value-type="float" office:value="1012">
            <text:p>1012</text:p>
          </table:table-cell>
          <table:table-cell office:value-type="float" office:value="0.0260608409223019">
            <text:p>0.0260608409</text:p>
          </table:table-cell>
          <table:table-cell office:value-type="float" office:value="0.0358431860609832">
            <text:p>0.0358431861</text:p>
          </table:table-cell>
          <table:table-cell office:value-type="float" office:value="0.0362542093573117">
            <text:p>0.0362542094</text:p>
          </table:table-cell>
          <table:table-cell office:value-type="float" office:value="1.09254411139003">
            <text:p>1.0925441114</text:p>
          </table:table-cell>
          <table:table-cell office:value-type="float" office:value="1.12796922982797">
            <text:p>1.1279692298</text:p>
          </table:table-cell>
          <table:table-cell office:value-type="float" office:value="1.12946589343499">
            <text:p>1.1294658934</text:p>
          </table:table-cell>
          <table:table-cell office:value-type="float" office:value="26.9423559474152">
            <text:p>26.9423559474</text:p>
          </table:table-cell>
          <table:table-cell office:value-type="float" office:value="19.6828644752361">
            <text:p>19.6828644752</text:p>
          </table:table-cell>
          <table:table-cell office:value-type="float" office:value="19.4635979967956">
            <text:p>19.4635979968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office:value-type="float" office:value="281">
            <text:p>281</text:p>
          </table:table-cell>
          <table:table-cell table:number-columns-repeated="2" office:value-type="float" office:value="399">
            <text:p>399</text:p>
          </table:table-cell>
          <table:table-cell office:value-type="float" office:value="11490">
            <text:p>11490</text:p>
          </table:table-cell>
          <table:table-cell office:value-type="float" office:value="15932">
            <text:p>15932</text:p>
          </table:table-cell>
          <table:table-cell office:value-type="float" office:value="27697">
            <text:p>27697</text:p>
          </table:table-cell>
          <table:table-cell office:value-type="float" office:value="343.25">
            <text:p>343.25</text:p>
          </table:table-cell>
          <table:table-cell office:value-type="float" office:value="635.75">
            <text:p>635.75</text:p>
          </table:table-cell>
          <table:table-cell office:value-type="float" office:value="1155.625">
            <text:p>1155.625</text:p>
          </table:table-cell>
          <table:table-cell office:value-type="float" office:value="0.0298738033072237">
            <text:p>0.0298738033</text:p>
          </table:table-cell>
          <table:table-cell office:value-type="float" office:value="0.0399039668591514">
            <text:p>0.0399039669</text:p>
          </table:table-cell>
          <table:table-cell office:value-type="float" office:value="0.0417238329060909">
            <text:p>0.0417238329</text:p>
          </table:table-cell>
          <table:table-cell office:value-type="float" office:value="1.1063075020584">
            <text:p>1.1063075021</text:p>
          </table:table-cell>
          <table:table-cell office:value-type="float" office:value="1.14278484408638">
            <text:p>1.1427848441</text:p>
          </table:table-cell>
          <table:table-cell office:value-type="float" office:value="1.14944553650677">
            <text:p>1.1494455365</text:p>
          </table:table-cell>
          <table:table-cell office:value-type="float" office:value="23.5473819896445">
            <text:p>23.5473819896</text:p>
          </table:table-cell>
          <table:table-cell office:value-type="float" office:value="17.7146963292183">
            <text:p>17.7146963292</text:p>
          </table:table-cell>
          <table:table-cell office:value-type="float" office:value="16.9569523400254">
            <text:p>16.95695234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430">
            <text:p>430</text:p>
          </table:table-cell>
          <table:table-cell office:value-type="float" office:value="621">
            <text:p>621</text:p>
          </table:table-cell>
          <table:table-cell office:value-type="float" office:value="11000">
            <text:p>11000</text:p>
          </table:table-cell>
          <table:table-cell office:value-type="float" office:value="16226">
            <text:p>16226</text:p>
          </table:table-cell>
          <table:table-cell office:value-type="float" office:value="26404">
            <text:p>26404</text:p>
          </table:table-cell>
          <table:table-cell office:value-type="float" office:value="422.75">
            <text:p>422.75</text:p>
          </table:table-cell>
          <table:table-cell office:value-type="float" office:value="516.5">
            <text:p>516.5</text:p>
          </table:table-cell>
          <table:table-cell office:value-type="float" office:value="954.25">
            <text:p>954.25</text:p>
          </table:table-cell>
          <table:table-cell office:value-type="float" office:value="0.0384318181818182">
            <text:p>0.0384318182</text:p>
          </table:table-cell>
          <table:table-cell office:value-type="float" office:value="0.0318316282509553">
            <text:p>0.0318316283</text:p>
          </table:table-cell>
          <table:table-cell office:value-type="float" office:value="0.0361403575215876">
            <text:p>0.0361403575</text:p>
          </table:table-cell>
          <table:table-cell office:value-type="float" office:value="1.13740629274793">
            <text:p>1.1374062927</text:p>
          </table:table-cell>
          <table:table-cell office:value-type="float" office:value="1.11339667389027">
            <text:p>1.1133966739</text:p>
          </table:table-cell>
          <table:table-cell office:value-type="float" office:value="1.12905125719146">
            <text:p>1.1290512572</text:p>
          </table:table-cell>
          <table:table-cell office:value-type="float" office:value="18.3801587490734">
            <text:p>18.3801587491</text:p>
          </table:table-cell>
          <table:table-cell office:value-type="float" office:value="22.1201869438058">
            <text:p>22.1201869438</text:p>
          </table:table-cell>
          <table:table-cell office:value-type="float" office:value="19.5238345860463">
            <text:p>19.523834586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8">
            <text:p>308</text:p>
          </table:table-cell>
          <table:table-cell office:value-type="float" office:value="615">
            <text:p>615</text:p>
          </table:table-cell>
          <table:table-cell office:value-type="float" office:value="10695">
            <text:p>10695</text:p>
          </table:table-cell>
          <table:table-cell office:value-type="float" office:value="17932">
            <text:p>17932</text:p>
          </table:table-cell>
          <table:table-cell office:value-type="float" office:value="26642">
            <text:p>26642</text:p>
          </table:table-cell>
          <table:table-cell office:value-type="float" office:value="571">
            <text:p>571</text:p>
          </table:table-cell>
          <table:table-cell office:value-type="float" office:value="971">
            <text:p>971</text:p>
          </table:table-cell>
          <table:table-cell office:value-type="float" office:value="905.375">
            <text:p>905.375</text:p>
          </table:table-cell>
          <table:table-cell office:value-type="float" office:value="0.0533894343151005">
            <text:p>0.0533894343</text:p>
          </table:table-cell>
          <table:table-cell office:value-type="float" office:value="0.0541490073611421">
            <text:p>0.0541490074</text:p>
          </table:table-cell>
          <table:table-cell office:value-type="float" office:value="0.0339829967720141">
            <text:p>0.0339829968</text:p>
          </table:table-cell>
          <table:table-cell office:value-type="float" office:value="1.19244986622797">
            <text:p>1.1924498662</text:p>
          </table:table-cell>
          <table:table-cell office:value-type="float" office:value="1.19526847116046">
            <text:p>1.1952684712</text:p>
          </table:table-cell>
          <table:table-cell office:value-type="float" office:value="1.12120398307848">
            <text:p>1.1212039831</text:p>
          </table:table-cell>
          <table:table-cell office:value-type="float" office:value="13.3264223951125">
            <text:p>13.3264223951</text:p>
          </table:table-cell>
          <table:table-cell office:value-type="float" office:value="13.1442643102403">
            <text:p>13.1442643102</text:p>
          </table:table-cell>
          <table:table-cell office:value-type="float" office:value="20.7415254664177">
            <text:p>20.7415254664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423">
            <text:p>423</text:p>
          </table:table-cell>
          <table:table-cell office:value-type="float" office:value="615">
            <text:p>615</text:p>
          </table:table-cell>
          <table:table-cell office:value-type="float" office:value="10720">
            <text:p>10720</text:p>
          </table:table-cell>
          <table:table-cell office:value-type="float" office:value="18800">
            <text:p>18800</text:p>
          </table:table-cell>
          <table:table-cell office:value-type="float" office:value="28381">
            <text:p>28381</text:p>
          </table:table-cell>
          <table:table-cell office:value-type="float" office:value="568.5">
            <text:p>568.5</text:p>
          </table:table-cell>
          <table:table-cell office:value-type="float" office:value="990.75">
            <text:p>990.75</text:p>
          </table:table-cell>
          <table:table-cell office:value-type="float" office:value="618.5">
            <text:p>618.5</text:p>
          </table:table-cell>
          <table:table-cell office:value-type="float" office:value="0.0530317164179104">
            <text:p>0.0530317164</text:p>
          </table:table-cell>
          <table:table-cell office:value-type="float" office:value="0.0526994680851064">
            <text:p>0.0526994681</text:p>
          </table:table-cell>
          <table:table-cell office:value-type="float" office:value="0.0217927486698848">
            <text:p>0.0217927487</text:p>
          </table:table-cell>
          <table:table-cell office:value-type="float" office:value="1.1911232388373">
            <text:p>1.1911232388</text:p>
          </table:table-cell>
          <table:table-cell office:value-type="float" office:value="1.18989151681332">
            <text:p>1.1898915168</text:p>
          </table:table-cell>
          <table:table-cell office:value-type="float" office:value="1.07720547117799">
            <text:p>1.0772054712</text:p>
          </table:table-cell>
          <table:table-cell office:value-type="float" office:value="13.4140159991178">
            <text:p>13.4140159991</text:p>
          </table:table-cell>
          <table:table-cell office:value-type="float" office:value="13.4964378568791">
            <text:p>13.4964378569</text:p>
          </table:table-cell>
          <table:table-cell office:value-type="float" office:value="32.1516502803904">
            <text:p>32.1516502804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office:value-type="float" office:value="306">
            <text:p>306</text:p>
          </table:table-cell>
          <table:table-cell table:number-columns-repeated="2" office:value-type="float" office:value="423">
            <text:p>423</text:p>
          </table:table-cell>
          <table:table-cell office:value-type="float" office:value="10933">
            <text:p>10933</text:p>
          </table:table-cell>
          <table:table-cell office:value-type="float" office:value="18750">
            <text:p>18750</text:p>
          </table:table-cell>
          <table:table-cell office:value-type="float" office:value="29906">
            <text:p>29906</text:p>
          </table:table-cell>
          <table:table-cell office:value-type="float" office:value="335.625">
            <text:p>335.625</text:p>
          </table:table-cell>
          <table:table-cell office:value-type="float" office:value="602.875">
            <text:p>602.875</text:p>
          </table:table-cell>
          <table:table-cell office:value-type="float" office:value="374.875">
            <text:p>374.875</text:p>
          </table:table-cell>
          <table:table-cell office:value-type="float" office:value="0.0306983444617214">
            <text:p>0.0306983445</text:p>
          </table:table-cell>
          <table:table-cell office:value-type="float" office:value="0.0321533333333333">
            <text:p>0.0321533333</text:p>
          </table:table-cell>
          <table:table-cell office:value-type="float" office:value="0.012535110011369">
            <text:p>0.01253511</text:p>
          </table:table-cell>
          <table:table-cell office:value-type="float" office:value="1.1092912867873">
            <text:p>1.1092912868</text:p>
          </table:table-cell>
          <table:table-cell office:value-type="float" office:value="1.11456298688178">
            <text:p>1.1145629869</text:p>
          </table:table-cell>
          <table:table-cell office:value-type="float" office:value="1.04418085784647">
            <text:p>1.0441808578</text:p>
          </table:table-cell>
          <table:table-cell office:value-type="float" office:value="22.9241287598891">
            <text:p>22.9241287599</text:p>
          </table:table-cell>
          <table:table-cell office:value-type="float" office:value="21.9022983902285">
            <text:p>21.90229839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office:value-type="float" office:value="272">
            <text:p>272</text:p>
          </table:table-cell>
          <table:table-cell office:value-type="float" office:value="390">
            <text:p>390</text:p>
          </table:table-cell>
          <table:table-cell office:value-type="float" office:value="582">
            <text:p>582</text:p>
          </table:table-cell>
          <table:table-cell office:value-type="float" office:value="12086">
            <text:p>12086</text:p>
          </table:table-cell>
          <table:table-cell office:value-type="float" office:value="18781">
            <text:p>18781</text:p>
          </table:table-cell>
          <table:table-cell office:value-type="float" office:value="30402">
            <text:p>30402</text:p>
          </table:table-cell>
          <table:table-cell office:value-type="float" office:value="375">
            <text:p>375</text:p>
          </table:table-cell>
          <table:table-cell office:value-type="float" office:value="602.25">
            <text:p>602.25</text:p>
          </table:table-cell>
          <table:table-cell office:value-type="float" office:value="469.75">
            <text:p>469.75</text:p>
          </table:table-cell>
          <table:table-cell office:value-type="float" office:value="0.0310276352804898">
            <text:p>0.0310276353</text:p>
          </table:table-cell>
          <table:table-cell office:value-type="float" office:value="0.0320669825887865">
            <text:p>0.0320669826</text:p>
          </table:table-cell>
          <table:table-cell office:value-type="float" office:value="0.0154512860995987">
            <text:p>0.0154512861</text:p>
          </table:table-cell>
          <table:table-cell office:value-type="float" office:value="1.11048364321787">
            <text:p>1.1104836432</text:p>
          </table:table-cell>
          <table:table-cell office:value-type="float" office:value="1.11424989015056">
            <text:p>1.1142498902</text:p>
          </table:table-cell>
          <table:table-cell office:value-type="float" office:value="1.05454743614317">
            <text:p>1.0545474361</text:p>
          </table:table-cell>
          <table:table-cell office:value-type="float" office:value="22.6844801647793">
            <text:p>22.6844801648</text:p>
          </table:table-cell>
          <table:table-cell office:value-type="float" office:value="21.9603539209865">
            <text:p>21.9603539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office:value-type="float" office:value="256">
            <text:p>256</text:p>
          </table:table-cell>
          <table:table-cell table:number-columns-repeated="2" office:value-type="float" office:value="566">
            <text:p>566</text:p>
          </table:table-cell>
          <table:table-cell office:value-type="float" office:value="13310">
            <text:p>13310</text:p>
          </table:table-cell>
          <table:table-cell office:value-type="float" office:value="19155">
            <text:p>19155</text:p>
          </table:table-cell>
          <table:table-cell office:value-type="float" office:value="32834">
            <text:p>32834</text:p>
          </table:table-cell>
          <table:table-cell office:value-type="float" office:value="444.125">
            <text:p>444.125</text:p>
          </table:table-cell>
          <table:table-cell office:value-type="float" office:value="63.375">
            <text:p>63.375</text:p>
          </table:table-cell>
          <table:table-cell office:value-type="float" office:value="80.375">
            <text:p>80.375</text:p>
          </table:table-cell>
          <table:table-cell office:value-type="float" office:value="0.0333677685950413">
            <text:p>0.0333677686</text:p>
          </table:table-cell>
          <table:table-cell office:value-type="float" office:value="0.00330853563038371">
            <text:p>0.0033085356</text:p>
          </table:table-cell>
          <table:table-cell office:value-type="float" office:value="0.00244791983919108">
            <text:p>0.0024479198</text:p>
          </table:table-cell>
          <table:table-cell office:value-type="float" office:value="1.11896946972543">
            <text:p>1.1189694697</text:p>
          </table:table-cell>
          <table:table-cell office:value-type="float" office:value="1.01160132966606">
            <text:p>1.0116013297</text:p>
          </table:table-cell>
          <table:table-cell office:value-type="float" office:value="1.00857946436779">
            <text:p>1.0085794644</text:p>
          </table:table-cell>
          <table:table-cell office:value-type="float" office:value="21.1176334367879">
            <text:p>21.11763343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407">
            <text:p>407</text:p>
          </table:table-cell>
          <table:table-cell office:value-type="float" office:value="600">
            <text:p>600</text:p>
          </table:table-cell>
          <table:table-cell office:value-type="float" office:value="14870">
            <text:p>14870</text:p>
          </table:table-cell>
          <table:table-cell office:value-type="float" office:value="19985">
            <text:p>19985</text:p>
          </table:table-cell>
          <table:table-cell office:value-type="float" office:value="32862">
            <text:p>32862</text:p>
          </table:table-cell>
          <table:table-cell office:value-type="float" office:value="511.875">
            <text:p>511.875</text:p>
          </table:table-cell>
          <table:table-cell office:value-type="float" office:value="398.375">
            <text:p>398.375</text:p>
          </table:table-cell>
          <table:table-cell office:value-type="float" office:value="-712.375">
            <text:p>-712.375</text:p>
          </table:table-cell>
          <table:table-cell office:value-type="float" office:value="0.0344233355749832">
            <text:p>0.0344233356</text:p>
          </table:table-cell>
          <table:table-cell office:value-type="float" office:value="0.0199337002752064">
            <text:p>0.0199337003</text:p>
          </table:table-cell>
          <table:table-cell office:value-type="float" office:value="-0.0216777737204065">
            <text:p>-0.0216777737</text:p>
          </table:table-cell>
          <table:table-cell office:value-type="float" office:value="1.12280420793537">
            <text:p>1.1228042079</text:p>
          </table:table-cell>
          <table:table-cell office:value-type="float" office:value="1.07054676168028">
            <text:p>1.0705467617</text:p>
          </table:table-cell>
          <table:table-cell office:value-type="float" office:value="0.925048846690584">
            <text:p>0.9250488467</text:p>
          </table:table-cell>
          <table:table-cell office:value-type="float" office:value="20.4805866272211">
            <text:p>20.4805866272</text:p>
          </table:table-cell>
          <table:table-cell office:value-type="float" office:value="0">
            <text:p>0</text:p>
          </table:table-cell>
          <table:table-cell office:value-type="float" office:value="-31.6271773678963">
            <text:p>-31.6271773679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float" office:value="431">
            <text:p>431</text:p>
          </table:table-cell>
          <table:table-cell office:value-type="float" office:value="626">
            <text:p>626</text:p>
          </table:table-cell>
          <table:table-cell office:value-type="float" office:value="14435">
            <text:p>14435</text:p>
          </table:table-cell>
          <table:table-cell office:value-type="float" office:value="20738">
            <text:p>20738</text:p>
          </table:table-cell>
          <table:table-cell office:value-type="float" office:value="31158">
            <text:p>31158</text:p>
          </table:table-cell>
          <table:table-cell office:value-type="float" office:value="557.75">
            <text:p>557.75</text:p>
          </table:table-cell>
          <table:table-cell office:value-type="float" office:value="323.125">
            <text:p>323.125</text:p>
          </table:table-cell>
          <table:table-cell office:value-type="float" office:value="-1060">
            <text:p>-1060</text:p>
          </table:table-cell>
          <table:table-cell office:value-type="float" office:value="0.0386387253204018">
            <text:p>0.0386387253</text:p>
          </table:table-cell>
          <table:table-cell office:value-type="float" office:value="0.0155813000289324">
            <text:p>0.0155813</text:p>
          </table:table-cell>
          <table:table-cell office:value-type="float" office:value="-0.034020155337313">
            <text:p>-0.0340201553</text:p>
          </table:table-cell>
          <table:table-cell office:value-type="float" office:value="1.1381617227664">
            <text:p>1.1381617228</text:p>
          </table:table-cell>
          <table:table-cell office:value-type="float" office:value="1.05501039284602">
            <text:p>1.0550103928</text:p>
          </table:table-cell>
          <table:table-cell office:value-type="float" office:value="0.883197903418987">
            <text:p>0.8831979034</text:p>
          </table:table-cell>
          <table:table-cell office:value-type="float" office:value="18.2835672390832">
            <text:p>18.2835672391</text:p>
          </table:table-cell>
          <table:table-cell office:value-type="float" office:value="0">
            <text:p>0</text:p>
          </table:table-cell>
          <table:table-cell office:value-type="float" office:value="-20.0260307980855">
            <text:p>-20.0260307981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2">
            <text:p>2</text:p>
          </table:table-cell>
          <table:table-cell office:value-type="float" office:value="304">
            <text:p>304</text:p>
          </table:table-cell>
          <table:table-cell table:number-columns-repeated="2" office:value-type="float" office:value="619">
            <text:p>619</text:p>
          </table:table-cell>
          <table:table-cell office:value-type="float" office:value="14000">
            <text:p>14000</text:p>
          </table:table-cell>
          <table:table-cell office:value-type="float" office:value="21240">
            <text:p>21240</text:p>
          </table:table-cell>
          <table:table-cell office:value-type="float" office:value="30162">
            <text:p>30162</text:p>
          </table:table-cell>
          <table:table-cell office:value-type="float" office:value="498.5">
            <text:p>498.5</text:p>
          </table:table-cell>
          <table:table-cell office:value-type="float" office:value="-783.75">
            <text:p>-783.75</text:p>
          </table:table-cell>
          <table:table-cell office:value-type="float" office:value="-1122.625">
            <text:p>-1122.625</text:p>
          </table:table-cell>
          <table:table-cell office:value-type="float" office:value="0.0356071428571429">
            <text:p>0.0356071429</text:p>
          </table:table-cell>
          <table:table-cell office:value-type="float" office:value="-0.0368997175141243">
            <text:p>-0.0368997175</text:p>
          </table:table-cell>
          <table:table-cell office:value-type="float" office:value="-0.0372198461640475">
            <text:p>-0.0372198462</text:p>
          </table:table-cell>
          <table:table-cell office:value-type="float" office:value="1.1271100225">
            <text:p>1.1271100225</text:p>
          </table:table-cell>
          <table:table-cell office:value-type="float" office:value="0.873519703439704">
            <text:p>0.8735197034</text:p>
          </table:table-cell>
          <table:table-cell office:value-type="float" office:value="0.872445759644846">
            <text:p>0.8724457596</text:p>
          </table:table-cell>
          <table:table-cell office:value-type="float" office:value="19.8110732706429">
            <text:p>19.8110732706</text:p>
          </table:table-cell>
          <table:table-cell office:value-type="float" office:value="-18.4358749729712">
            <text:p>-18.435874973</text:p>
          </table:table-cell>
          <table:table-cell office:value-type="float" office:value="-18.2742888725509">
            <text:p>-18.2742888726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2">
            <text:p>2</text:p>
          </table:table-cell>
          <table:table-cell office:value-type="float" office:value="321">
            <text:p>321</text:p>
          </table:table-cell>
          <table:table-cell office:value-type="float" office:value="443">
            <text:p>443</text:p>
          </table:table-cell>
          <table:table-cell office:value-type="float" office:value="639">
            <text:p>639</text:p>
          </table:table-cell>
          <table:table-cell office:value-type="float" office:value="14248">
            <text:p>14248</text:p>
          </table:table-cell>
          <table:table-cell office:value-type="float" office:value="19853">
            <text:p>19853</text:p>
          </table:table-cell>
          <table:table-cell office:value-type="float" office:value="31538">
            <text:p>31538</text:p>
          </table:table-cell>
          <table:table-cell office:value-type="float" office:value="454.375">
            <text:p>454.375</text:p>
          </table:table-cell>
          <table:table-cell office:value-type="float" office:value="-865.125">
            <text:p>-865.125</text:p>
          </table:table-cell>
          <table:table-cell office:value-type="float" office:value="56.75">
            <text:p>56.75</text:p>
          </table:table-cell>
          <table:table-cell office:value-type="float" office:value="0.0318904407636159">
            <text:p>0.0318904408</text:p>
          </table:table-cell>
          <table:table-cell office:value-type="float" office:value="-0.0435765375509998">
            <text:p>-0.0435765376</text:p>
          </table:table-cell>
          <table:table-cell office:value-type="float" office:value="0.00179941657682795">
            <text:p>0.0017994166</text:p>
          </table:table-cell>
          <table:table-cell office:value-type="float" office:value="1.11360986308837">
            <text:p>1.1136098631</text:p>
          </table:table-cell>
          <table:table-cell office:value-type="float" office:value="0.85120399123637">
            <text:p>0.8512039912</text:p>
          </table:table-cell>
          <table:table-cell office:value-type="float" office:value="1.00630430430293">
            <text:p>1.0063043043</text:p>
          </table:table-cell>
          <table:table-cell office:value-type="float" office:value="22.0800253055232">
            <text:p>22.0800253055</text:p>
          </table:table-cell>
          <table:table-cell office:value-type="float" office:value="-15.5572837598051">
            <text:p>-15.5572837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454">
            <text:p>454</text:p>
          </table:table-cell>
          <table:table-cell office:value-type="float" office:value="651">
            <text:p>651</text:p>
          </table:table-cell>
          <table:table-cell office:value-type="float" office:value="12907">
            <text:p>12907</text:p>
          </table:table-cell>
          <table:table-cell office:value-type="float" office:value="19345">
            <text:p>19345</text:p>
          </table:table-cell>
          <table:table-cell office:value-type="float" office:value="31506">
            <text:p>31506</text:p>
          </table:table-cell>
          <table:table-cell office:value-type="float" office:value="-520">
            <text:p>-520</text:p>
          </table:table-cell>
          <table:table-cell office:value-type="float" office:value="389.375">
            <text:p>389.375</text:p>
          </table:table-cell>
          <table:table-cell office:value-type="float" office:value="-696.375">
            <text:p>-696.375</text:p>
          </table:table-cell>
          <table:table-cell office:value-type="float" office:value="-0.0402882156969087">
            <text:p>-0.0402882157</text:p>
          </table:table-cell>
          <table:table-cell office:value-type="float" office:value="0.0201279400361851">
            <text:p>0.02012794</text:p>
          </table:table-cell>
          <table:table-cell office:value-type="float" office:value="-0.0221029327747096">
            <text:p>-0.0221029328</text:p>
          </table:table-cell>
          <table:table-cell office:value-type="float" office:value="0.862172600095939">
            <text:p>0.8621726001</text:p>
          </table:table-cell>
          <table:table-cell office:value-type="float" office:value="1.07124185270804">
            <text:p>1.0712418527</text:p>
          </table:table-cell>
          <table:table-cell office:value-type="float" office:value="0.923597272977513">
            <text:p>0.923597273</text:p>
          </table:table-cell>
          <table:table-cell office:value-type="float" office:value="-16.8557639682407">
            <text:p>-16.8557639682</text:p>
          </table:table-cell>
          <table:table-cell office:value-type="float" office:value="34.7824875690441">
            <text:p>34.782487569</text:p>
          </table:table-cell>
          <table:table-cell office:value-type="float" office:value="-31.0120995853719">
            <text:p>-31.0120995854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417">
            <text:p>417</text:p>
          </table:table-cell>
          <table:table-cell office:value-type="float" office:value="615">
            <text:p>615</text:p>
          </table:table-cell>
          <table:table-cell office:value-type="float" office:value="11400">
            <text:p>11400</text:p>
          </table:table-cell>
          <table:table-cell office:value-type="float" office:value="19792">
            <text:p>19792</text:p>
          </table:table-cell>
          <table:table-cell office:value-type="float" office:value="30152">
            <text:p>30152</text:p>
          </table:table-cell>
          <table:table-cell office:value-type="float" office:value="-303.875">
            <text:p>-303.875</text:p>
          </table:table-cell>
          <table:table-cell office:value-type="float" office:value="251.875">
            <text:p>251.875</text:p>
          </table:table-cell>
          <table:table-cell office:value-type="float" office:value="-1208.125">
            <text:p>-1208.125</text:p>
          </table:table-cell>
          <table:table-cell office:value-type="float" office:value="-0.026655701754386">
            <text:p>-0.0266557018</text:p>
          </table:table-cell>
          <table:table-cell office:value-type="float" office:value="0.0127261014551334">
            <text:p>0.0127261015</text:p>
          </table:table-cell>
          <table:table-cell office:value-type="float" office:value="-0.0400678230299814">
            <text:p>-0.040067823</text:p>
          </table:table-cell>
          <table:table-cell office:value-type="float" office:value="0.908097675674246">
            <text:p>0.9080976757</text:p>
          </table:table-cell>
          <table:table-cell office:value-type="float" office:value="1.04485878426313">
            <text:p>1.0448587843</text:p>
          </table:table-cell>
          <table:table-cell office:value-type="float" office:value="0.862909263062094">
            <text:p>0.8629092631</text:p>
          </table:table-cell>
          <table:table-cell office:value-type="float" office:value="-25.6555774286912">
            <text:p>-25.6555774287</text:p>
          </table:table-cell>
          <table:table-cell office:value-type="float" office:value="0">
            <text:p>0</text:p>
          </table:table-cell>
          <table:table-cell office:value-type="float" office:value="-16.9504115841616">
            <text:p>-16.9504115842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275">
            <text:p>275</text:p>
          </table:table-cell>
          <table:table-cell office:value-type="float" office:value="599">
            <text:p>599</text:p>
          </table:table-cell>
          <table:table-cell office:value-type="float" office:value="11408">
            <text:p>11408</text:p>
          </table:table-cell>
          <table:table-cell office:value-type="float" office:value="20156">
            <text:p>20156</text:p>
          </table:table-cell>
          <table:table-cell office:value-type="float" office:value="29080">
            <text:p>29080</text:p>
          </table:table-cell>
          <table:table-cell office:value-type="float" office:value="-188">
            <text:p>-188</text:p>
          </table:table-cell>
          <table:table-cell office:value-type="float" office:value="-818.75">
            <text:p>-818.75</text:p>
          </table:table-cell>
          <table:table-cell office:value-type="float" office:value="-1037.875">
            <text:p>-1037.875</text:p>
          </table:table-cell>
          <table:table-cell office:value-type="float" office:value="-0.0164796633941094">
            <text:p>-0.0164796634</text:p>
          </table:table-cell>
          <table:table-cell office:value-type="float" office:value="-0.0406206588608851">
            <text:p>-0.0406206589</text:p>
          </table:table-cell>
          <table:table-cell office:value-type="float" office:value="-0.0356903370013755">
            <text:p>-0.035690337</text:p>
          </table:table-cell>
          <table:table-cell office:value-type="float" office:value="0.94285347355956">
            <text:p>0.9428534736</text:p>
          </table:table-cell>
          <table:table-cell office:value-type="float" office:value="0.861061768322435">
            <text:p>0.8610617683</text:p>
          </table:table-cell>
          <table:table-cell office:value-type="float" office:value="0.877580468799518">
            <text:p>0.8775804688</text:p>
          </table:table-cell>
          <table:table-cell office:value-type="float" office:value="0">
            <text:p>0</text:p>
          </table:table-cell>
          <table:table-cell office:value-type="float" office:value="-16.7149390244104">
            <text:p>-16.7149390244</text:p>
          </table:table-cell>
          <table:table-cell office:value-type="float" office:value="-19.0724713880299">
            <text:p>-19.072471388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35">
            <text:p>435</text:p>
          </table:table-cell>
          <table:table-cell office:value-type="float" office:value="310">
            <text:p>310</text:p>
          </table:table-cell>
          <table:table-cell office:value-type="float" office:value="637">
            <text:p>637</text:p>
          </table:table-cell>
          <table:table-cell office:value-type="float" office:value="13501">
            <text:p>13501</text:p>
          </table:table-cell>
          <table:table-cell office:value-type="float" office:value="19127">
            <text:p>19127</text:p>
          </table:table-cell>
          <table:table-cell office:value-type="float" office:value="30827">
            <text:p>30827</text:p>
          </table:table-cell>
          <table:table-cell office:value-type="float" office:value="197">
            <text:p>197</text:p>
          </table:table-cell>
          <table:table-cell office:value-type="float" office:value="-565.375">
            <text:p>-565.375</text:p>
          </table:table-cell>
          <table:table-cell office:value-type="float" office:value="0.5">
            <text:p>0.5</text:p>
          </table:table-cell>
          <table:table-cell office:value-type="float" office:value="0.0145915117398711">
            <text:p>0.0145915117</text:p>
          </table:table-cell>
          <table:table-cell office:value-type="float" office:value="-0.0295590003659748">
            <text:p>-0.0295590004</text:p>
          </table:table-cell>
          <table:table-cell table:style-name="ce17" office:value-type="float" office:value="0.0000162195477990074">
            <text:p>1.62E-005</text:p>
          </table:table-cell>
          <table:table-cell office:value-type="float" office:value="1.05148759903066">
            <text:p>1.051487599</text:p>
          </table:table-cell>
          <table:table-cell office:value-type="float" office:value="0.898256018344254">
            <text:p>0.8982560183</text:p>
          </table:table-cell>
          <table:table-cell office:value-type="float" office:value="1.00005676893292">
            <text:p>1.0000567689</text:p>
          </table:table-cell>
          <table:table-cell office:value-type="float" office:value="0">
            <text:p>0</text:p>
          </table:table-cell>
          <table:table-cell office:value-type="float" office:value="-23.1013083720975">
            <text:p>-23.10130837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 office:value-type="float" office:value="650">
            <text:p>650</text:p>
          </table:table-cell>
          <table:table-cell office:value-type="float" office:value="12532">
            <text:p>12532</text:p>
          </table:table-cell>
          <table:table-cell office:value-type="float" office:value="17955">
            <text:p>17955</text:p>
          </table:table-cell>
          <table:table-cell office:value-type="float" office:value="30758">
            <text:p>30758</text:p>
          </table:table-cell>
          <table:table-cell office:value-type="float" office:value="-641.375">
            <text:p>-641.375</text:p>
          </table:table-cell>
          <table:table-cell office:value-type="float" office:value="595.75">
            <text:p>595.75</text:p>
          </table:table-cell>
          <table:table-cell office:value-type="float" office:value="-590.875">
            <text:p>-590.875</text:p>
          </table:table-cell>
          <table:table-cell office:value-type="float" office:value="-0.0511789818065752">
            <text:p>-0.0511789818</text:p>
          </table:table-cell>
          <table:table-cell office:value-type="float" office:value="0.0331801726538569">
            <text:p>0.0331801727</text:p>
          </table:table-cell>
          <table:table-cell office:value-type="float" office:value="-0.0192104493139996">
            <text:p>-0.0192104493</text:p>
          </table:table-cell>
          <table:table-cell office:value-type="float" office:value="0.826007368507352">
            <text:p>0.8260073685</text:p>
          </table:table-cell>
          <table:table-cell office:value-type="float" office:value="1.11828841504888">
            <text:p>1.118288415</text:p>
          </table:table-cell>
          <table:table-cell office:value-type="float" office:value="0.933486748472179">
            <text:p>0.9334867485</text:p>
          </table:table-cell>
          <table:table-cell office:value-type="float" office:value="-13.1939826742645">
            <text:p>-13.1939826743</text:p>
          </table:table-cell>
          <table:table-cell office:value-type="float" office:value="21.2350912381274">
            <text:p>21.23509123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22">
            <text:p>322</text:p>
          </table:table-cell>
          <table:table-cell office:value-type="float" office:value="449">
            <text:p>449</text:p>
          </table:table-cell>
          <table:table-cell office:value-type="float" office:value="655">
            <text:p>655</text:p>
          </table:table-cell>
          <table:table-cell office:value-type="float" office:value="10304">
            <text:p>10304</text:p>
          </table:table-cell>
          <table:table-cell office:value-type="float" office:value="18154">
            <text:p>18154</text:p>
          </table:table-cell>
          <table:table-cell office:value-type="float" office:value="29171">
            <text:p>29171</text:p>
          </table:table-cell>
          <table:table-cell office:value-type="float" office:value="-433.875">
            <text:p>-433.875</text:p>
          </table:table-cell>
          <table:table-cell office:value-type="float" office:value="884.5">
            <text:p>884.5</text:p>
          </table:table-cell>
          <table:table-cell office:value-type="float" office:value="-989.375">
            <text:p>-989.375</text:p>
          </table:table-cell>
          <table:table-cell office:value-type="float" office:value="-0.0421074340062112">
            <text:p>-0.042107434</text:p>
          </table:table-cell>
          <table:table-cell office:value-type="float" office:value="0.0487220447284345">
            <text:p>0.0487220447</text:p>
          </table:table-cell>
          <table:table-cell office:value-type="float" office:value="-0.0339163895649789">
            <text:p>-0.0339163896</text:p>
          </table:table-cell>
          <table:table-cell office:value-type="float" office:value="0.856099131535492">
            <text:p>0.8560991315</text:p>
          </table:table-cell>
          <table:table-cell office:value-type="float" office:value="1.17517987832886">
            <text:p>1.1751798783</text:p>
          </table:table-cell>
          <table:table-cell office:value-type="float" office:value="0.883547266625576">
            <text:p>0.8835472666</text:p>
          </table:table-cell>
          <table:table-cell office:value-type="float" office:value="-16.112338401263">
            <text:p>-16.1123384013</text:p>
          </table:table-cell>
          <table:table-cell office:value-type="float" office:value="14.5703876130914">
            <text:p>14.5703876131</text:p>
          </table:table-cell>
          <table:table-cell office:value-type="float" office:value="-20.088372248073">
            <text:p>-20.0883722481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37">
            <text:p>337</text:p>
          </table:table-cell>
          <table:table-cell table:number-columns-repeated="2" office:value-type="float" office:value="673">
            <text:p>673</text:p>
          </table:table-cell>
          <table:table-cell office:value-type="float" office:value="11034">
            <text:p>11034</text:p>
          </table:table-cell>
          <table:table-cell office:value-type="float" office:value="18837">
            <text:p>18837</text:p>
          </table:table-cell>
          <table:table-cell office:value-type="float" office:value="28120">
            <text:p>28120</text:p>
          </table:table-cell>
          <table:table-cell office:value-type="float" office:value="-375.875">
            <text:p>-375.875</text:p>
          </table:table-cell>
          <table:table-cell office:value-type="float" office:value="948.75">
            <text:p>948.75</text:p>
          </table:table-cell>
          <table:table-cell office:value-type="float" office:value="-792.875">
            <text:p>-792.875</text:p>
          </table:table-cell>
          <table:table-cell office:value-type="float" office:value="-0.0340651622258474">
            <text:p>-0.0340651622</text:p>
          </table:table-cell>
          <table:table-cell office:value-type="float" office:value="0.0503663003663004">
            <text:p>0.0503663004</text:p>
          </table:table-cell>
          <table:table-cell office:value-type="float" office:value="-0.0281961237553343">
            <text:p>-0.0281961238</text:p>
          </table:table-cell>
          <table:table-cell office:value-type="float" office:value="0.883046385353382">
            <text:p>0.8830463854</text:p>
          </table:table-cell>
          <table:table-cell office:value-type="float" office:value="1.18125410913872">
            <text:p>1.1812541091</text:p>
          </table:table-cell>
          <table:table-cell office:value-type="float" office:value="0.902871808790189">
            <text:p>0.9028718088</text:p>
          </table:table-cell>
          <table:table-cell office:value-type="float" office:value="-19.9991091828783">
            <text:p>-19.9991091829</text:p>
          </table:table-cell>
          <table:table-cell office:value-type="float" office:value="14.1058575299391">
            <text:p>14.1058575299</text:p>
          </table:table-cell>
          <table:table-cell office:value-type="float" office:value="-24.2348406893983">
            <text:p>-24.2348406894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42">
            <text:p>342</text:p>
          </table:table-cell>
          <table:table-cell office:value-type="float" office:value="682">
            <text:p>682</text:p>
          </table:table-cell>
          <table:table-cell office:value-type="float" office:value="342">
            <text:p>342</text:p>
          </table:table-cell>
          <table:table-cell office:value-type="float" office:value="11664">
            <text:p>11664</text:p>
          </table:table-cell>
          <table:table-cell office:value-type="float" office:value="18548">
            <text:p>18548</text:p>
          </table:table-cell>
          <table:table-cell office:value-type="float" office:value="30345">
            <text:p>30345</text:p>
          </table:table-cell>
          <table:table-cell office:value-type="float" office:value="-119.625">
            <text:p>-119.625</text:p>
          </table:table-cell>
          <table:table-cell office:value-type="float" office:value="-900.5">
            <text:p>-900.5</text:p>
          </table:table-cell>
          <table:table-cell office:value-type="float" office:value="1300.5">
            <text:p>1300.5</text:p>
          </table:table-cell>
          <table:table-cell office:value-type="float" office:value="-0.0102559156378601">
            <text:p>-0.0102559156</text:p>
          </table:table-cell>
          <table:table-cell office:value-type="float" office:value="-0.0485497088634893">
            <text:p>-0.0485497089</text:p>
          </table:table-cell>
          <table:table-cell office:value-type="float" office:value="0.0428571428571429">
            <text:p>0.0428571429</text:p>
          </table:table-cell>
          <table:table-cell office:value-type="float" office:value="0.964310455526409">
            <text:p>0.9643104555</text:p>
          </table:table-cell>
          <table:table-cell office:value-type="float" office:value="0.834695884470017">
            <text:p>0.8346958845</text:p>
          </table:table-cell>
          <table:table-cell office:value-type="float" office:value="1.1536">
            <text:p>1.1536</text:p>
          </table:table-cell>
          <table:table-cell office:value-type="float" office:value="0">
            <text:p>0</text:p>
          </table:table-cell>
          <table:table-cell office:value-type="float" office:value="-13.927613352393">
            <text:p>-13.9276133524</text:p>
          </table:table-cell>
          <table:table-cell office:value-type="float" office:value="16.5175839272941">
            <text:p>16.5175839273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343">
            <text:p>343</text:p>
          </table:table-cell>
          <table:table-cell office:value-type="float" office:value="687">
            <text:p>687</text:p>
          </table:table-cell>
          <table:table-cell office:value-type="float" office:value="343">
            <text:p>343</text:p>
          </table:table-cell>
          <table:table-cell office:value-type="float" office:value="12153">
            <text:p>12153</text:p>
          </table:table-cell>
          <table:table-cell office:value-type="float" office:value="17527">
            <text:p>17527</text:p>
          </table:table-cell>
          <table:table-cell office:value-type="float" office:value="29835">
            <text:p>29835</text:p>
          </table:table-cell>
          <table:table-cell office:value-type="float" office:value="-833.75">
            <text:p>-833.75</text:p>
          </table:table-cell>
          <table:table-cell office:value-type="float" office:value="586.875">
            <text:p>586.875</text:p>
          </table:table-cell>
          <table:table-cell office:value-type="float" office:value="1453.5">
            <text:p>1453.5</text:p>
          </table:table-cell>
          <table:table-cell office:value-type="float" office:value="-0.0686044598041636">
            <text:p>-0.0686044598</text:p>
          </table:table-cell>
          <table:table-cell office:value-type="float" office:value="0.0334840531751013">
            <text:p>0.0334840532</text:p>
          </table:table-cell>
          <table:table-cell office:value-type="float" office:value="0.0487179487179487">
            <text:p>0.0487179487</text:p>
          </table:table-cell>
          <table:table-cell office:value-type="float" office:value="0.769109271619269">
            <text:p>0.7691092716</text:p>
          </table:table-cell>
          <table:table-cell office:value-type="float" office:value="1.11939170247424">
            <text:p>1.1193917025</text:p>
          </table:table-cell>
          <table:table-cell office:value-type="float" office:value="1.1751647600263">
            <text:p>1.17516476</text:p>
          </table:table-cell>
          <table:table-cell office:value-type="float" office:value="-9.7528509773514">
            <text:p>-9.7528509774</text:p>
          </table:table-cell>
          <table:table-cell office:value-type="float" office:value="21.045485897034">
            <text:p>21.045485897</text:p>
          </table:table-cell>
          <table:table-cell office:value-type="float" office:value="14.5715839511465">
            <text:p>14.5715839511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43">
            <text:p>343</text:p>
          </table:table-cell>
          <table:table-cell office:value-type="float" office:value="9436">
            <text:p>9436</text:p>
          </table:table-cell>
          <table:table-cell office:value-type="float" office:value="18072">
            <text:p>18072</text:p>
          </table:table-cell>
          <table:table-cell office:value-type="float" office:value="31416">
            <text:p>31416</text:p>
          </table:table-cell>
          <table:table-cell office:value-type="float" office:value="-823.25">
            <text:p>-823.25</text:p>
          </table:table-cell>
          <table:table-cell office:value-type="float" office:value="1102.5">
            <text:p>1102.5</text:p>
          </table:table-cell>
          <table:table-cell office:value-type="float" office:value="1268.625">
            <text:p>1268.625</text:p>
          </table:table-cell>
          <table:table-cell office:value-type="float" office:value="-0.0872456549385333">
            <text:p>-0.0872456549</text:p>
          </table:table-cell>
          <table:table-cell office:value-type="float" office:value="0.0610059760956175">
            <text:p>0.0610059761</text:p>
          </table:table-cell>
          <table:table-cell office:value-type="float" office:value="0.0403814935064935">
            <text:p>0.0403814935</text:p>
          </table:table-cell>
          <table:table-cell office:value-type="float" office:value="0.709559344154215">
            <text:p>0.7095593442</text:p>
          </table:table-cell>
          <table:table-cell office:value-type="float" office:value="1.22081550540864">
            <text:p>1.2208155054</text:p>
          </table:table-cell>
          <table:table-cell office:value-type="float" office:value="1.14453133070764">
            <text:p>1.1445313307</text:p>
          </table:table-cell>
          <table:table-cell office:value-type="float" office:value="-7.5929300553793">
            <text:p>-7.5929300554</text:p>
          </table:table-cell>
          <table:table-cell office:value-type="float" office:value="11.7051086705535">
            <text:p>11.7051086706</text:p>
          </table:table-cell>
          <table:table-cell office:value-type="float" office:value="17.5092583741943">
            <text:p>17.5092583742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3">
            <text:p>3</text:p>
          </table:table-cell>
          <table:table-cell office:value-type="float" office:value="390">
            <text:p>390</text:p>
          </table:table-cell>
          <table:table-cell office:value-type="float" office:value="743">
            <text:p>743</text:p>
          </table:table-cell>
          <table:table-cell office:value-type="float" office:value="390">
            <text:p>390</text:p>
          </table:table-cell>
          <table:table-cell office:value-type="float" office:value="10164">
            <text:p>10164</text:p>
          </table:table-cell>
          <table:table-cell office:value-type="float" office:value="18522">
            <text:p>18522</text:p>
          </table:table-cell>
          <table:table-cell office:value-type="float" office:value="35105">
            <text:p>35105</text:p>
          </table:table-cell>
          <table:table-cell office:value-type="float" office:value="-643.75">
            <text:p>-643.75</text:p>
          </table:table-cell>
          <table:table-cell office:value-type="float" office:value="617.75">
            <text:p>617.75</text:p>
          </table:table-cell>
          <table:table-cell office:value-type="float" office:value="1504.5">
            <text:p>1504.5</text:p>
          </table:table-cell>
          <table:table-cell office:value-type="float" office:value="-0.063336284927194">
            <text:p>-0.0633362849</text:p>
          </table:table-cell>
          <table:table-cell office:value-type="float" office:value="0.0333522297808012">
            <text:p>0.0333522298</text:p>
          </table:table-cell>
          <table:table-cell office:value-type="float" office:value="0.0428571428571429">
            <text:p>0.0428571429</text:p>
          </table:table-cell>
          <table:table-cell office:value-type="float" office:value="0.786185513332043">
            <text:p>0.7861855133</text:p>
          </table:table-cell>
          <table:table-cell office:value-type="float" office:value="1.11891305184625">
            <text:p>1.1189130518</text:p>
          </table:table-cell>
          <table:table-cell office:value-type="float" office:value="1.1536">
            <text:p>1.1536</text:p>
          </table:table-cell>
          <table:table-cell office:value-type="float" office:value="-10.593566374203">
            <text:p>-10.5935663742</text:p>
          </table:table-cell>
          <table:table-cell office:value-type="float" office:value="21.1273124318754">
            <text:p>21.1273124319</text:p>
          </table:table-cell>
          <table:table-cell office:value-type="float" office:value="16.5175839272941">
            <text:p>16.5175839273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3">
            <text:p>3</text:p>
          </table:table-cell>
          <table:table-cell office:value-type="float" office:value="410">
            <text:p>410</text:p>
          </table:table-cell>
          <table:table-cell office:value-type="float" office:value="770">
            <text:p>770</text:p>
          </table:table-cell>
          <table:table-cell office:value-type="float" office:value="410">
            <text:p>410</text:p>
          </table:table-cell>
          <table:table-cell office:value-type="float" office:value="10864">
            <text:p>10864</text:p>
          </table:table-cell>
          <table:table-cell office:value-type="float" office:value="19628">
            <text:p>19628</text:p>
          </table:table-cell>
          <table:table-cell office:value-type="float" office:value="34515">
            <text:p>34515</text:p>
          </table:table-cell>
          <table:table-cell office:value-type="float" office:value="-554.5">
            <text:p>-554.5</text:p>
          </table:table-cell>
          <table:table-cell office:value-type="float" office:value="-492.375">
            <text:p>-492.375</text:p>
          </table:table-cell>
          <table:table-cell office:value-type="float" office:value="1681.5">
            <text:p>1681.5</text:p>
          </table:table-cell>
          <table:table-cell office:value-type="float" office:value="-0.0510401325478645">
            <text:p>-0.0510401325</text:p>
          </table:table-cell>
          <table:table-cell office:value-type="float" office:value="-0.0250853372732831">
            <text:p>-0.0250853373</text:p>
          </table:table-cell>
          <table:table-cell office:value-type="float" office:value="0.0487179487179487">
            <text:p>0.0487179487</text:p>
          </table:table-cell>
          <table:table-cell office:value-type="float" office:value="0.826465522538261">
            <text:p>0.8264655225</text:p>
          </table:table-cell>
          <table:table-cell office:value-type="float" office:value="0.913434696869893">
            <text:p>0.9134346969</text:p>
          </table:table-cell>
          <table:table-cell office:value-type="float" office:value="1.1751647600263">
            <text:p>1.17516476</text:p>
          </table:table-cell>
          <table:table-cell office:value-type="float" office:value="-13.2308350250534">
            <text:p>-13.2308350251</text:p>
          </table:table-cell>
          <table:table-cell office:value-type="float" office:value="-27.2835260743035">
            <text:p>-27.2835260743</text:p>
          </table:table-cell>
          <table:table-cell office:value-type="float" office:value="14.5715839511465">
            <text:p>14.5715839511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68">
            <text:p>368</text:p>
          </table:table-cell>
          <table:table-cell office:value-type="float" office:value="10458">
            <text:p>10458</text:p>
          </table:table-cell>
          <table:table-cell office:value-type="float" office:value="20940">
            <text:p>20940</text:p>
          </table:table-cell>
          <table:table-cell office:value-type="float" office:value="36344">
            <text:p>36344</text:p>
          </table:table-cell>
          <table:table-cell office:value-type="float" office:value="-421.875">
            <text:p>-421.875</text:p>
          </table:table-cell>
          <table:table-cell office:value-type="float" office:value="190.5">
            <text:p>190.5</text:p>
          </table:table-cell>
          <table:table-cell office:value-type="float" office:value="1467.625">
            <text:p>1467.625</text:p>
          </table:table-cell>
          <table:table-cell office:value-type="float" office:value="-0.0403399311531842">
            <text:p>-0.0403399312</text:p>
          </table:table-cell>
          <table:table-cell office:value-type="float" office:value="0.0090974212034384">
            <text:p>0.0090974212</text:p>
          </table:table-cell>
          <table:table-cell office:value-type="float" office:value="0.0403814935064935">
            <text:p>0.0403814935</text:p>
          </table:table-cell>
          <table:table-cell office:value-type="float" office:value="0.861999768652925">
            <text:p>0.8619997687</text:p>
          </table:table-cell>
          <table:table-cell office:value-type="float" office:value="1.03200318983424">
            <text:p>1.0320031898</text:p>
          </table:table-cell>
          <table:table-cell office:value-type="float" office:value="1.14453133070764">
            <text:p>1.1445313307</text:p>
          </table:table-cell>
          <table:table-cell office:value-type="float" office:value="-16.8337045570717">
            <text:p>-16.8337045571</text:p>
          </table:table-cell>
          <table:table-cell office:value-type="float" office:value="0">
            <text:p>0</text:p>
          </table:table-cell>
          <table:table-cell office:value-type="float" office:value="17.5092583741943">
            <text:p>17.5092583742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3">
            <text:p>3</text:p>
          </table:table-cell>
          <table:table-cell office:value-type="float" office:value="444">
            <text:p>444</text:p>
          </table:table-cell>
          <table:table-cell office:value-type="float" office:value="587">
            <text:p>587</text:p>
          </table:table-cell>
          <table:table-cell office:value-type="float" office:value="444">
            <text:p>444</text:p>
          </table:table-cell>
          <table:table-cell office:value-type="float" office:value="9618">
            <text:p>9618</text:p>
          </table:table-cell>
          <table:table-cell office:value-type="float" office:value="20447">
            <text:p>20447</text:p>
          </table:table-cell>
          <table:table-cell office:value-type="float" office:value="36167">
            <text:p>36167</text:p>
          </table:table-cell>
          <table:table-cell office:value-type="float" office:value="110.25">
            <text:p>110.25</text:p>
          </table:table-cell>
          <table:table-cell office:value-type="float" office:value="448.5">
            <text:p>448.5</text:p>
          </table:table-cell>
          <table:table-cell office:value-type="float" office:value="1652">
            <text:p>1652</text:p>
          </table:table-cell>
          <table:table-cell office:value-type="float" office:value="0.0114628820960699">
            <text:p>0.0114628821</text:p>
          </table:table-cell>
          <table:table-cell office:value-type="float" office:value="0.0219347581552306">
            <text:p>0.0219347582</text:p>
          </table:table-cell>
          <table:table-cell office:value-type="float" office:value="0.0456769983686786">
            <text:p>0.0456769984</text:p>
          </table:table-cell>
          <table:table-cell office:value-type="float" office:value="1.0403776267615">
            <text:p>1.0403776268</text:p>
          </table:table-cell>
          <table:table-cell office:value-type="float" office:value="1.07771467542935">
            <text:p>1.0777146754</text:p>
          </table:table-cell>
          <table:table-cell office:value-type="float" office:value="1.16395881512312">
            <text:p>1.1639588151</text:p>
          </table:table-cell>
          <table:table-cell office:value-type="float" office:value="0">
            <text:p>0</text:p>
          </table:table-cell>
          <table:table-cell office:value-type="float" office:value="31.9457225262513">
            <text:p>31.9457225263</text:p>
          </table:table-cell>
          <table:table-cell office:value-type="float" office:value="15.5189659551287">
            <text:p>15.5189659551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3">
            <text:p>3</text:p>
          </table:table-cell>
          <table:table-cell office:value-type="float" office:value="470">
            <text:p>470</text:p>
          </table:table-cell>
          <table:table-cell office:value-type="float" office:value="617">
            <text:p>617</text:p>
          </table:table-cell>
          <table:table-cell office:value-type="float" office:value="470">
            <text:p>470</text:p>
          </table:table-cell>
          <table:table-cell office:value-type="float" office:value="10416">
            <text:p>10416</text:p>
          </table:table-cell>
          <table:table-cell office:value-type="float" office:value="21896">
            <text:p>21896</text:p>
          </table:table-cell>
          <table:table-cell office:value-type="float" office:value="38232">
            <text:p>38232</text:p>
          </table:table-cell>
          <table:table-cell office:value-type="float" office:value="252">
            <text:p>252</text:p>
          </table:table-cell>
          <table:table-cell office:value-type="float" office:value="626.75">
            <text:p>626.75</text:p>
          </table:table-cell>
          <table:table-cell office:value-type="float" office:value="1334.875">
            <text:p>1334.875</text:p>
          </table:table-cell>
          <table:table-cell office:value-type="float" office:value="0.0241935483870968">
            <text:p>0.0241935484</text:p>
          </table:table-cell>
          <table:table-cell office:value-type="float" office:value="0.0286239495798319">
            <text:p>0.0286239496</text:p>
          </table:table-cell>
          <table:table-cell office:value-type="float" office:value="0.0349151234567901">
            <text:p>0.0349151235</text:p>
          </table:table-cell>
          <table:table-cell office:value-type="float" office:value="1.08582466181061">
            <text:p>1.0858246618</text:p>
          </table:table-cell>
          <table:table-cell office:value-type="float" office:value="1.10178971128893">
            <text:p>1.1017897113</text:p>
          </table:table-cell>
          <table:table-cell office:value-type="float" office:value="1.12459230115693">
            <text:p>1.1245923012</text:p>
          </table:table-cell>
          <table:table-cell office:value-type="float" office:value="28.9952762295445">
            <text:p>28.9952762295</text:p>
          </table:table-cell>
          <table:table-cell office:value-type="float" office:value="24.5605807293502">
            <text:p>24.5605807294</text:p>
          </table:table-cell>
          <table:table-cell office:value-type="float" office:value="20.1969392399569">
            <text:p>20.19693924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75">
            <text:p>475</text:p>
          </table:table-cell>
          <table:table-cell office:value-type="float" office:value="9856">
            <text:p>9856</text:p>
          </table:table-cell>
          <table:table-cell office:value-type="float" office:value="23280">
            <text:p>23280</text:p>
          </table:table-cell>
          <table:table-cell office:value-type="float" office:value="41182">
            <text:p>41182</text:p>
          </table:table-cell>
          <table:table-cell office:value-type="float" office:value="-162.75">
            <text:p>-162.75</text:p>
          </table:table-cell>
          <table:table-cell office:value-type="float" office:value="210">
            <text:p>210</text:p>
          </table:table-cell>
          <table:table-cell office:value-type="float" office:value="1194.75">
            <text:p>1194.75</text:p>
          </table:table-cell>
          <table:table-cell office:value-type="float" office:value="-0.0165127840909091">
            <text:p>-0.0165127841</text:p>
          </table:table-cell>
          <table:table-cell office:value-type="float" office:value="0.00902061855670103">
            <text:p>0.0090206186</text:p>
          </table:table-cell>
          <table:table-cell office:value-type="float" office:value="0.0290114613180516">
            <text:p>0.0290114613</text:p>
          </table:table-cell>
          <table:table-cell office:value-type="float" office:value="0.942739692877147">
            <text:p>0.9427396929</text:p>
          </table:table-cell>
          <table:table-cell office:value-type="float" office:value="1.03173165320438">
            <text:p>1.0317316532</text:p>
          </table:table-cell>
          <table:table-cell office:value-type="float" office:value="1.10318977779329">
            <text:p>1.1031897778</text:p>
          </table:table-cell>
          <table:table-cell table:number-columns-repeated="2" office:value-type="float" office:value="0">
            <text:p>0</text:p>
          </table:table-cell>
          <table:table-cell office:value-type="float" office:value="24.2371059909867">
            <text:p>24.237105991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3">
            <text:p>3</text:p>
          </table:table-cell>
          <table:table-cell office:value-type="float" office:value="502">
            <text:p>502</text:p>
          </table:table-cell>
          <table:table-cell table:number-columns-repeated="2" office:value-type="float" office:value="658">
            <text:p>658</text:p>
          </table:table-cell>
          <table:table-cell office:value-type="float" office:value="8778">
            <text:p>8778</text:p>
          </table:table-cell>
          <table:table-cell office:value-type="float" office:value="22056">
            <text:p>22056</text:p>
          </table:table-cell>
          <table:table-cell office:value-type="float" office:value="40005">
            <text:p>40005</text:p>
          </table:table-cell>
          <table:table-cell office:value-type="float" office:value="-73.5">
            <text:p>-73.5</text:p>
          </table:table-cell>
          <table:table-cell office:value-type="float" office:value="90">
            <text:p>90</text:p>
          </table:table-cell>
          <table:table-cell office:value-type="float" office:value="877.5">
            <text:p>877.5</text:p>
          </table:table-cell>
          <table:table-cell office:value-type="float" office:value="-0.00837320574162679">
            <text:p>-0.0083732057</text:p>
          </table:table-cell>
          <table:table-cell office:value-type="float" office:value="0.00408052230685528">
            <text:p>0.0040805223</text:p>
          </table:table-cell>
          <table:table-cell office:value-type="float" office:value="0.0219347581552306">
            <text:p>0.0219347582</text:p>
          </table:table-cell>
          <table:table-cell office:value-type="float" office:value="0.970831196630114">
            <text:p>0.9708311966</text:p>
          </table:table-cell>
          <table:table-cell office:value-type="float" office:value="1.0143144633721">
            <text:p>1.0143144634</text:p>
          </table:table-cell>
          <table:table-cell office:value-type="float" office:value="1.07771467542935">
            <text:p>1.0777146754</text:p>
          </table:table-cell>
          <table:table-cell table:number-columns-repeated="2" office:value-type="float" office:value="0">
            <text:p>0</text:p>
          </table:table-cell>
          <table:table-cell office:value-type="float" office:value="31.9457225262513">
            <text:p>31.9457225263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3" office:value-type="float" office:value="3">
            <text:p>3</text:p>
          </table:table-cell>
          <table:table-cell office:value-type="float" office:value="595">
            <text:p>595</text:p>
          </table:table-cell>
          <table:table-cell table:number-columns-repeated="2" office:value-type="float" office:value="757">
            <text:p>757</text:p>
          </table:table-cell>
          <table:table-cell office:value-type="float" office:value="10318">
            <text:p>10318</text:p>
          </table:table-cell>
          <table:table-cell office:value-type="float" office:value="21804">
            <text:p>21804</text:p>
          </table:table-cell>
          <table:table-cell office:value-type="float" office:value="42840">
            <text:p>42840</text:p>
          </table:table-cell>
          <table:table-cell office:value-type="float" office:value="-36.375">
            <text:p>-36.375</text:p>
          </table:table-cell>
          <table:table-cell office:value-type="float" office:value="425.5">
            <text:p>425.5</text:p>
          </table:table-cell>
          <table:table-cell office:value-type="float" office:value="1226.25">
            <text:p>1226.25</text:p>
          </table:table-cell>
          <table:table-cell office:value-type="float" office:value="-0.00352539251792983">
            <text:p>-0.0035253925</text:p>
          </table:table-cell>
          <table:table-cell office:value-type="float" office:value="0.0195147679324895">
            <text:p>0.0195147679</text:p>
          </table:table-cell>
          <table:table-cell office:value-type="float" office:value="0.0286239495798319">
            <text:p>0.0286239496</text:p>
          </table:table-cell>
          <table:table-cell office:value-type="float" office:value="0.98768548583636">
            <text:p>0.9876854858</text:p>
          </table:table-cell>
          <table:table-cell office:value-type="float" office:value="1.06904810705193">
            <text:p>1.0690481071</text:p>
          </table:table-cell>
          <table:table-cell office:value-type="float" office:value="1.10178971128893">
            <text:p>1.1017897113</text:p>
          </table:table-cell>
          <table:table-cell table:number-columns-repeated="2" office:value-type="float" office:value="0">
            <text:p>0</text:p>
          </table:table-cell>
          <table:table-cell office:value-type="float" office:value="24.5605807293502">
            <text:p>24.5605807294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table:number-columns-repeated="3" office:value-type="float" office:value="3">
            <text:p>3</text:p>
          </table:table-cell>
          <table:table-cell office:value-type="float" office:value="585">
            <text:p>585</text:p>
          </table:table-cell>
          <table:table-cell office:value-type="float" office:value="754">
            <text:p>754</text:p>
          </table:table-cell>
          <table:table-cell office:value-type="float" office:value="585">
            <text:p>585</text:p>
          </table:table-cell>
          <table:table-cell office:value-type="float" office:value="12180">
            <text:p>12180</text:p>
          </table:table-cell>
          <table:table-cell office:value-type="float" office:value="23368">
            <text:p>23368</text:p>
          </table:table-cell>
          <table:table-cell office:value-type="float" office:value="45784">
            <text:p>45784</text:p>
          </table:table-cell>
          <table:table-cell office:value-type="float" office:value="-152.75">
            <text:p>-152.75</text:p>
          </table:table-cell>
          <table:table-cell office:value-type="float" office:value="649.75">
            <text:p>649.75</text:p>
          </table:table-cell>
          <table:table-cell office:value-type="float" office:value="413">
            <text:p>413</text:p>
          </table:table-cell>
          <table:table-cell office:value-type="float" office:value="-0.0125410509031199">
            <text:p>-0.0125410509</text:p>
          </table:table-cell>
          <table:table-cell office:value-type="float" office:value="0.0278051181102362">
            <text:p>0.0278051181</text:p>
          </table:table-cell>
          <table:table-cell office:value-type="float" office:value="0.00902061855670103">
            <text:p>0.0090206186</text:p>
          </table:table-cell>
          <table:table-cell office:value-type="float" office:value="0.95641458663628">
            <text:p>0.9564145866</text:p>
          </table:table-cell>
          <table:table-cell office:value-type="float" office:value="1.09883323758835">
            <text:p>1.0988332376</text:p>
          </table:table-cell>
          <table:table-cell office:value-type="float" office:value="1.03173165320438">
            <text:p>1.0317316532</text:p>
          </table:table-cell>
          <table:table-cell office:value-type="float" office:value="0">
            <text:p>0</text:p>
          </table:table-cell>
          <table:table-cell office:value-type="float" office:value="25.2737517635682">
            <text:p>25.27375176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3" office:value-type="float" office:value="3">
            <text:p>3</text:p>
          </table:table-cell>
          <table:table-cell office:value-type="float" office:value="616">
            <text:p>616</text:p>
          </table:table-cell>
          <table:table-cell office:value-type="float" office:value="1082">
            <text:p>1082</text:p>
          </table:table-cell>
          <table:table-cell office:value-type="float" office:value="792">
            <text:p>792</text:p>
          </table:table-cell>
          <table:table-cell office:value-type="float" office:value="9562">
            <text:p>9562</text:p>
          </table:table-cell>
          <table:table-cell office:value-type="float" office:value="22448">
            <text:p>22448</text:p>
          </table:table-cell>
          <table:table-cell office:value-type="float" office:value="44820">
            <text:p>44820</text:p>
          </table:table-cell>
          <table:table-cell office:value-type="float" office:value="-144.875">
            <text:p>-144.875</text:p>
          </table:table-cell>
          <table:table-cell office:value-type="float" office:value="294">
            <text:p>294</text:p>
          </table:table-cell>
          <table:table-cell office:value-type="float" office:value="101.25">
            <text:p>101.25</text:p>
          </table:table-cell>
          <table:table-cell office:value-type="float" office:value="-0.0151511190127588">
            <text:p>-0.015151119</text:p>
          </table:table-cell>
          <table:table-cell office:value-type="float" office:value="0.0130969351389879">
            <text:p>0.0130969351</text:p>
          </table:table-cell>
          <table:table-cell office:value-type="float" office:value="0.00225903614457831">
            <text:p>0.0022590361</text:p>
          </table:table-cell>
          <table:table-cell office:value-type="float" office:value="0.947421014013728">
            <text:p>0.947421014</text:p>
          </table:table-cell>
          <table:table-cell office:value-type="float" office:value="1.04617547121813">
            <text:p>1.0461754712</text:p>
          </table:table-cell>
          <table:table-cell office:value-type="float" office:value="1.00791662886486">
            <text:p>1.007916628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3">
            <text:p>3</text:p>
          </table:table-cell>
          <table:table-cell office:value-type="float" office:value="613">
            <text:p>613</text:p>
          </table:table-cell>
          <table:table-cell office:value-type="float" office:value="1102">
            <text:p>1102</text:p>
          </table:table-cell>
          <table:table-cell office:value-type="float" office:value="798">
            <text:p>798</text:p>
          </table:table-cell>
          <table:table-cell office:value-type="float" office:value="9870">
            <text:p>9870</text:p>
          </table:table-cell>
          <table:table-cell office:value-type="float" office:value="21392">
            <text:p>21392</text:p>
          </table:table-cell>
          <table:table-cell office:value-type="float" office:value="42660">
            <text:p>42660</text:p>
          </table:table-cell>
          <table:table-cell office:value-type="float" office:value="-107.625">
            <text:p>-107.625</text:p>
          </table:table-cell>
          <table:table-cell office:value-type="float" office:value="-369.125">
            <text:p>-369.125</text:p>
          </table:table-cell>
          <table:table-cell office:value-type="float" office:value="832.5">
            <text:p>832.5</text:p>
          </table:table-cell>
          <table:table-cell office:value-type="float" office:value="-0.0109042553191489">
            <text:p>-0.0109042553</text:p>
          </table:table-cell>
          <table:table-cell office:value-type="float" office:value="-0.0172552823485415">
            <text:p>-0.0172552823</text:p>
          </table:table-cell>
          <table:table-cell office:value-type="float" office:value="0.0195147679324895">
            <text:p>0.0195147679</text:p>
          </table:table-cell>
          <table:table-cell office:value-type="float" office:value="0.962068155839746">
            <text:p>0.9620681558</text:p>
          </table:table-cell>
          <table:table-cell office:value-type="float" office:value="0.940190091527203">
            <text:p>0.9401900915</text:p>
          </table:table-cell>
          <table:table-cell office:value-type="float" office:value="1.06904810705193">
            <text:p>1.06904810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48">
            <text:p>648</text:p>
          </table:table-cell>
          <table:table-cell table:number-columns-repeated="2" office:value-type="float" office:value="842">
            <text:p>842</text:p>
          </table:table-cell>
          <table:table-cell office:value-type="float" office:value="9327">
            <text:p>9327</text:p>
          </table:table-cell>
          <table:table-cell office:value-type="float" office:value="22674">
            <text:p>22674</text:p>
          </table:table-cell>
          <table:table-cell office:value-type="float" office:value="45720">
            <text:p>45720</text:p>
          </table:table-cell>
          <table:table-cell office:value-type="float" office:value="9.5">
            <text:p>9.5</text:p>
          </table:table-cell>
          <table:table-cell office:value-type="float" office:value="47.375">
            <text:p>47.375</text:p>
          </table:table-cell>
          <table:table-cell office:value-type="float" office:value="1271.25">
            <text:p>1271.25</text:p>
          </table:table-cell>
          <table:table-cell office:value-type="float" office:value="0.00101854830063257">
            <text:p>0.0010185483</text:p>
          </table:table-cell>
          <table:table-cell office:value-type="float" office:value="0.00208939754785217">
            <text:p>0.0020893975</text:p>
          </table:table-cell>
          <table:table-cell office:value-type="float" office:value="0.0278051181102362">
            <text:p>0.0278051181</text:p>
          </table:table-cell>
          <table:table-cell office:value-type="float" office:value="1.00356695243587">
            <text:p>1.0035669524</text:p>
          </table:table-cell>
          <table:table-cell office:value-type="float" office:value="1.00732144795842">
            <text:p>1.007321448</text:p>
          </table:table-cell>
          <table:table-cell office:value-type="float" office:value="1.09883323758835">
            <text:p>1.0988332376</text:p>
          </table:table-cell>
          <table:table-cell table:number-columns-repeated="2" office:value-type="float" office:value="0">
            <text:p>0</text:p>
          </table:table-cell>
          <table:table-cell office:value-type="float" office:value="25.2737517635682">
            <text:p>25.273751763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98">
            <text:p>698</text:p>
          </table:table-cell>
          <table:table-cell table:number-columns-repeated="2" office:value-type="float" office:value="1238">
            <text:p>1238</text:p>
          </table:table-cell>
          <table:table-cell office:value-type="float" office:value="9194">
            <text:p>9194</text:p>
          </table:table-cell>
          <table:table-cell office:value-type="float" office:value="23178">
            <text:p>23178</text:p>
          </table:table-cell>
          <table:table-cell office:value-type="float" office:value="46648">
            <text:p>46648</text:p>
          </table:table-cell>
          <table:table-cell office:value-type="float" office:value="-274.125">
            <text:p>-274.125</text:p>
          </table:table-cell>
          <table:table-cell office:value-type="float" office:value="-392.875">
            <text:p>-392.875</text:p>
          </table:table-cell>
          <table:table-cell office:value-type="float" office:value="186.625">
            <text:p>186.625</text:p>
          </table:table-cell>
          <table:table-cell office:value-type="float" office:value="-0.0298156406351969">
            <text:p>-0.0298156406</text:p>
          </table:table-cell>
          <table:table-cell office:value-type="float" office:value="-0.0169503408404522">
            <text:p>-0.0169503408</text:p>
          </table:table-cell>
          <table:table-cell office:value-type="float" office:value="0.00400070742582747">
            <text:p>0.0040007074</text:p>
          </table:table-cell>
          <table:table-cell office:value-type="float" office:value="0.897387643732726">
            <text:p>0.8973876437</text:p>
          </table:table-cell>
          <table:table-cell office:value-type="float" office:value="0.941236942605448">
            <text:p>0.9412369426</text:p>
          </table:table-cell>
          <table:table-cell office:value-type="float" office:value="1.01403384708381">
            <text:p>1.0140338471</text:p>
          </table:table-cell>
          <table:table-cell office:value-type="float" office:value="-22.8994488483509">
            <text:p>-22.89944884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74">
            <text:p>674</text:p>
          </table:table-cell>
          <table:table-cell office:value-type="float" office:value="889">
            <text:p>889</text:p>
          </table:table-cell>
          <table:table-cell office:value-type="float" office:value="1242">
            <text:p>1242</text:p>
          </table:table-cell>
          <table:table-cell office:value-type="float" office:value="8697">
            <text:p>8697</text:p>
          </table:table-cell>
          <table:table-cell office:value-type="float" office:value="21137">
            <text:p>21137</text:p>
          </table:table-cell>
          <table:table-cell office:value-type="float" office:value="42935">
            <text:p>42935</text:p>
          </table:table-cell>
          <table:table-cell office:value-type="float" office:value="175">
            <text:p>175</text:p>
          </table:table-cell>
          <table:table-cell office:value-type="float" office:value="86.25">
            <text:p>86.25</text:p>
          </table:table-cell>
          <table:table-cell office:value-type="float" office:value="484.375">
            <text:p>484.375</text:p>
          </table:table-cell>
          <table:table-cell office:value-type="float" office:value="0.0201218811084282">
            <text:p>0.0201218811</text:p>
          </table:table-cell>
          <table:table-cell office:value-type="float" office:value="0.00408052230685528">
            <text:p>0.0040805223</text:p>
          </table:table-cell>
          <table:table-cell office:value-type="float" office:value="0.0112815884476534">
            <text:p>0.0112815884</text:p>
          </table:table-cell>
          <table:table-cell office:value-type="float" office:value="1.07122016847421">
            <text:p>1.0712201685</text:p>
          </table:table-cell>
          <table:table-cell office:value-type="float" office:value="1.0143144633721">
            <text:p>1.0143144634</text:p>
          </table:table-cell>
          <table:table-cell office:value-type="float" office:value="1.03973501707308">
            <text:p>1.0397350171</text:p>
          </table:table-cell>
          <table:table-cell office:value-type="float" office:value="34.7928573049238">
            <text:p>34.79285730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726">
            <text:p>726</text:p>
          </table:table-cell>
          <table:table-cell office:value-type="float" office:value="1323">
            <text:p>1323</text:p>
          </table:table-cell>
          <table:table-cell office:value-type="float" office:value="7917">
            <text:p>7917</text:p>
          </table:table-cell>
          <table:table-cell office:value-type="float" office:value="21150">
            <text:p>21150</text:p>
          </table:table-cell>
          <table:table-cell office:value-type="float" office:value="46965">
            <text:p>46965</text:p>
          </table:table-cell>
          <table:table-cell office:value-type="float" office:value="317.25">
            <text:p>317.25</text:p>
          </table:table-cell>
          <table:table-cell office:value-type="float" office:value="1033.375">
            <text:p>1033.375</text:p>
          </table:table-cell>
          <table:table-cell office:value-type="float" office:value="-108.375">
            <text:p>-108.375</text:p>
          </table:table-cell>
          <table:table-cell office:value-type="float" office:value="0.0400719969685487">
            <text:p>0.040071997</text:p>
          </table:table-cell>
          <table:table-cell office:value-type="float" office:value="0.0488593380614657">
            <text:p>0.0488593381</text:p>
          </table:table-cell>
          <table:table-cell office:value-type="float" office:value="-0.00230756946662408">
            <text:p>-0.0023075695</text:p>
          </table:table-cell>
          <table:table-cell office:value-type="float" office:value="1.14339928867437">
            <text:p>1.1433992887</text:p>
          </table:table-cell>
          <table:table-cell office:value-type="float" office:value="1.17568666365011">
            <text:p>1.1756866637</text:p>
          </table:table-cell>
          <table:table-cell office:value-type="float" office:value="0.991933943625429">
            <text:p>0.9919339436</text:p>
          </table:table-cell>
          <table:table-cell office:value-type="float" office:value="17.6418494162969">
            <text:p>17.6418494163</text:p>
          </table:table-cell>
          <table:table-cell office:value-type="float" office:value="14.5304038234923">
            <text:p>14.53040382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76">
            <text:p>776</text:p>
          </table:table-cell>
          <table:table-cell table:number-columns-repeated="2" office:value-type="float" office:value="1013">
            <text:p>1013</text:p>
          </table:table-cell>
          <table:table-cell office:value-type="float" office:value="10394">
            <text:p>10394</text:p>
          </table:table-cell>
          <table:table-cell office:value-type="float" office:value="24659">
            <text:p>24659</text:p>
          </table:table-cell>
          <table:table-cell office:value-type="float" office:value="53010">
            <text:p>53010</text:p>
          </table:table-cell>
          <table:table-cell office:value-type="float" office:value="661.25">
            <text:p>661.25</text:p>
          </table:table-cell>
          <table:table-cell office:value-type="float" office:value="1353.5">
            <text:p>1353.5</text:p>
          </table:table-cell>
          <table:table-cell office:value-type="float" office:value="359">
            <text:p>359</text:p>
          </table:table-cell>
          <table:table-cell office:value-type="float" office:value="0.0636184337117568">
            <text:p>0.0636184337</text:p>
          </table:table-cell>
          <table:table-cell office:value-type="float" office:value="0.0548886816172594">
            <text:p>0.0548886816</text:p>
          </table:table-cell>
          <table:table-cell office:value-type="float" office:value="0.00677230711186569">
            <text:p>0.0067723071</text:p>
          </table:table-cell>
          <table:table-cell office:value-type="float" office:value="1.23059723600271">
            <text:p>1.230597236</text:p>
          </table:table-cell>
          <table:table-cell office:value-type="float" office:value="1.19801540970498">
            <text:p>1.1980154097</text:p>
          </table:table-cell>
          <table:table-cell office:value-type="float" office:value="1.02379296861302">
            <text:p>1.0237929686</text:p>
          </table:table-cell>
          <table:table-cell office:value-type="float" office:value="11.2383939059174">
            <text:p>11.2383939059</text:p>
          </table:table-cell>
          <table:table-cell office:value-type="float" office:value="12.971722383164">
            <text:p>12.97172238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747">
            <text:p>747</text:p>
          </table:table-cell>
          <table:table-cell office:value-type="float" office:value="996">
            <text:p>996</text:p>
          </table:table-cell>
          <table:table-cell office:value-type="float" office:value="1403">
            <text:p>1403</text:p>
          </table:table-cell>
          <table:table-cell office:value-type="float" office:value="9987">
            <text:p>9987</text:p>
          </table:table-cell>
          <table:table-cell office:value-type="float" office:value="22954">
            <text:p>22954</text:p>
          </table:table-cell>
          <table:table-cell office:value-type="float" office:value="46314">
            <text:p>46314</text:p>
          </table:table-cell>
          <table:table-cell office:value-type="float" office:value="308.625">
            <text:p>308.625</text:p>
          </table:table-cell>
          <table:table-cell office:value-type="float" office:value="-357.75">
            <text:p>-357.75</text:p>
          </table:table-cell>
          <table:table-cell office:value-type="float" office:value="-692">
            <text:p>-692</text:p>
          </table:table-cell>
          <table:table-cell office:value-type="float" office:value="0.0309026734755182">
            <text:p>0.0309026735</text:p>
          </table:table-cell>
          <table:table-cell office:value-type="float" office:value="-0.0155855188638146">
            <text:p>-0.0155855189</text:p>
          </table:table-cell>
          <table:table-cell office:value-type="float" office:value="-0.01494148637561">
            <text:p>-0.0149414864</text:p>
          </table:table-cell>
          <table:table-cell office:value-type="float" office:value="1.11003110861107">
            <text:p>1.1100311086</text:p>
          </table:table-cell>
          <table:table-cell office:value-type="float" office:value="0.945926784437227">
            <text:p>0.9459267844</text:p>
          </table:table-cell>
          <table:table-cell office:value-type="float" office:value="0.948142363794986">
            <text:p>0.9481423638</text:p>
          </table:table-cell>
          <table:table-cell office:value-type="float" office:value="22.7748225756871">
            <text:p>22.774822575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87">
            <text:p>687</text:p>
          </table:table-cell>
          <table:table-cell table:number-columns-repeated="2" office:value-type="float" office:value="1370">
            <text:p>1370</text:p>
          </table:table-cell>
          <table:table-cell office:value-type="float" office:value="10962">
            <text:p>10962</text:p>
          </table:table-cell>
          <table:table-cell office:value-type="float" office:value="24448">
            <text:p>24448</text:p>
          </table:table-cell>
          <table:table-cell office:value-type="float" office:value="47368">
            <text:p>47368</text:p>
          </table:table-cell>
          <table:table-cell office:value-type="float" office:value="423.714285714286">
            <text:p>423.7142857143</text:p>
          </table:table-cell>
          <table:table-cell office:value-type="float" office:value="522.5">
            <text:p>522.5</text:p>
          </table:table-cell>
          <table:table-cell office:value-type="float" office:value="-547.285714285714">
            <text:p>-547.2857142857</text:p>
          </table:table-cell>
          <table:table-cell office:value-type="float" office:value="0.0386530090963589">
            <text:p>0.0386530091</text:p>
          </table:table-cell>
          <table:table-cell office:value-type="float" office:value="0.0213718913612565">
            <text:p>0.0213718914</text:p>
          </table:table-cell>
          <table:table-cell office:value-type="float" office:value="-0.0115539122252515">
            <text:p>-0.0115539122</text:p>
          </table:table-cell>
          <table:table-cell office:value-type="float" office:value="1.13821387985717">
            <text:p>1.1382138799</text:p>
          </table:table-cell>
          <table:table-cell office:value-type="float" office:value="1.0756968649355">
            <text:p>1.0756968649</text:p>
          </table:table-cell>
          <table:table-cell office:value-type="float" office:value="0.959822953271529">
            <text:p>0.9598229533</text:p>
          </table:table-cell>
          <table:table-cell office:value-type="float" office:value="18.2769372254011">
            <text:p>18.2769372254</text:p>
          </table:table-cell>
          <table:table-cell office:value-type="float" office:value="32.7780071800507">
            <text:p>32.77800718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44">
            <text:p>744</text:p>
          </table:table-cell>
          <table:table-cell table:number-columns-repeated="2" office:value-type="float" office:value="1455">
            <text:p>1455</text:p>
          </table:table-cell>
          <table:table-cell office:value-type="float" office:value="11384">
            <text:p>11384</text:p>
          </table:table-cell>
          <table:table-cell office:value-type="float" office:value="25499">
            <text:p>25499</text:p>
          </table:table-cell>
          <table:table-cell office:value-type="float" office:value="52469">
            <text:p>52469</text:p>
          </table:table-cell>
          <table:table-cell office:value-type="float" office:value="0">
            <text:p>0</text:p>
          </table:table-cell>
          <table:table-cell office:value-type="float" office:value="-803">
            <text:p>-803</text:p>
          </table:table-cell>
          <table:table-cell office:value-type="float" office:value="1088.83333333333">
            <text:p>1088.8333333333</text:p>
          </table:table-cell>
          <table:table-cell office:value-type="float" office:value="0">
            <text:p>0</text:p>
          </table:table-cell>
          <table:table-cell office:value-type="float" office:value="-0.0314914310365112">
            <text:p>-0.031491431</text:p>
          </table:table-cell>
          <table:table-cell office:value-type="float" office:value="0.0207519360638345">
            <text:p>0.0207519361</text:p>
          </table:table-cell>
          <table:table-cell office:value-type="float" office:value="1.14">
            <text:p>1.14</text:p>
          </table:table-cell>
          <table:table-cell office:value-type="float" office:value="0.891723743420516">
            <text:p>0.8917237434</text:p>
          </table:table-cell>
          <table:table-cell office:value-type="float" office:value="1.0734758362102">
            <text:p>1.0734758362</text:p>
          </table:table-cell>
          <table:table-cell office:value-type="float" office:value="0">
            <text:p>0</text:p>
          </table:table-cell>
          <table:table-cell office:value-type="float" office:value="-21.6622381387559">
            <text:p>-21.6622381388</text:p>
          </table:table-cell>
          <table:table-cell office:value-type="float" office:value="33.7469540791011">
            <text:p>33.7469540791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04">
            <text:p>704</text:p>
          </table:table-cell>
          <table:table-cell table:number-columns-repeated="2" office:value-type="float" office:value="1440">
            <text:p>1440</text:p>
          </table:table-cell>
          <table:table-cell office:value-type="float" office:value="11822">
            <text:p>11822</text:p>
          </table:table-cell>
          <table:table-cell office:value-type="float" office:value="28865">
            <text:p>28865</text:p>
          </table:table-cell>
          <table:table-cell office:value-type="float" office:value="61810">
            <text:p>61810</text:p>
          </table:table-cell>
          <table:table-cell table:number-columns-repeated="2" office:value-type="float" office:value="0">
            <text:p>0</text:p>
          </table:table-cell>
          <table:table-cell office:value-type="float" office:value="1073.2">
            <text:p>1073.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73628862643585">
            <text:p>0.0173628863</text:p>
          </table:table-cell>
          <table:table-cell office:value-type="float" office:value="1.14">
            <text:p>1.14</text:p>
          </table:table-cell>
          <table:table-cell office:value-type="float" office:value="1.04">
            <text:p>1.04</text:p>
          </table:table-cell>
          <table:table-cell office:value-type="float" office:value="1.06136098277134">
            <text:p>1.06136098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.2">
            <text:p>161.2</text:p>
          </table:table-cell>
          <table:table-cell office:value-type="float" office:value="8611.2">
            <text:p>8611.2</text:p>
          </table:table-cell>
          <table:table-cell office:value-type="float" office:value="37033">
            <text:p>37033</text:p>
          </table:table-cell>
          <table:table-cell office:value-type="float" office:value="22.246">
            <text:p>22.24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27">
            <text:p>627</text:p>
          </table:table-cell>
          <table:table-cell office:value-type="float" office:value="1385">
            <text:p>1385</text:p>
          </table:table-cell>
          <table:table-cell office:value-type="float" office:value="11663">
            <text:p>11663</text:p>
          </table:table-cell>
          <table:table-cell office:value-type="float" office:value="27341">
            <text:p>27341</text:p>
          </table:table-cell>
          <table:table-cell office:value-type="float" office:value="66437">
            <text:p>66437</text:p>
          </table:table-cell>
          <table:table-cell office:value-type="float" office:value="419">
            <text:p>419</text:p>
          </table:table-cell>
          <table:table-cell office:value-type="float" office:value="-848.5">
            <text:p>-848.5</text:p>
          </table:table-cell>
          <table:table-cell office:value-type="float" office:value="0">
            <text:p>0</text:p>
          </table:table-cell>
          <table:table-cell office:value-type="float" office:value="0.0359255766097916">
            <text:p>0.0359255766</text:p>
          </table:table-cell>
          <table:table-cell office:value-type="float" office:value="-0.0310339782743865">
            <text:p>-0.0310339783</text:p>
          </table:table-cell>
          <table:table-cell office:value-type="float" office:value="0">
            <text:p>0</text:p>
          </table:table-cell>
          <table:table-cell office:value-type="float" office:value="1.12826918636157">
            <text:p>1.1282691864</text:p>
          </table:table-cell>
          <table:table-cell office:value-type="float" office:value="0.893268767342416">
            <text:p>0.8932687673</text:p>
          </table:table-cell>
          <table:table-cell office:value-type="float" office:value="1.26">
            <text:p>1.26</text:p>
          </table:table-cell>
          <table:table-cell office:value-type="float" office:value="19.6385099958332">
            <text:p>19.6385099958</text:p>
          </table:table-cell>
          <table:table-cell office:value-type="float" office:value="-21.9867109974582">
            <text:p>-21.98671099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1.6">
            <text:p>151.6</text:p>
          </table:table-cell>
          <table:table-cell office:value-type="float" office:value="8801.6">
            <text:p>8801.6</text:p>
          </table:table-cell>
          <table:table-cell office:value-type="float" office:value="36377">
            <text:p>36377</text:p>
          </table:table-cell>
          <table:table-cell office:value-type="float" office:value="24.18">
            <text:p>24.18</text:p>
          </table:table-cell>
          <table:table-cell table:number-columns-repeated="3" office:value-type="float" office:value="5">
            <text:p>5</text:p>
          </table:table-cell>
          <table:table-cell office:value-type="float" office:value="737">
            <text:p>737</text:p>
          </table:table-cell>
          <table:table-cell table:number-columns-repeated="2" office:value-type="float" office:value="1515">
            <text:p>1515</text:p>
          </table:table-cell>
          <table:table-cell office:value-type="float" office:value="12073">
            <text:p>12073</text:p>
          </table:table-cell>
          <table:table-cell office:value-type="float" office:value="27794">
            <text:p>27794</text:p>
          </table:table-cell>
          <table:table-cell office:value-type="float" office:value="71411">
            <text:p>71411</text:p>
          </table:table-cell>
          <table:table-cell table:number-columns-repeated="6" office:value-type="float" office:value="0">
            <text:p>0</text:p>
          </table:table-cell>
          <table:table-cell office:value-type="float" office:value="1.12">
            <text:p>1.12</text:p>
          </table:table-cell>
          <table:table-cell office:value-type="float" office:value="0.85">
            <text:p>0.85</text:p>
          </table:table-cell>
          <table:table-cell office:value-type="float" office:value="1.26">
            <text:p>1.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21-03-14">
            <text:p>03/14/21</text:p>
          </table:table-cell>
          <table:table-cell office:value-type="float" office:value="162">
            <text:p>162</text:p>
          </table:table-cell>
          <table:table-cell office:value-type="float" office:value="8764">
            <text:p>8764</text:p>
          </table:table-cell>
          <table:table-cell office:value-type="float" office:value="42308">
            <text:p>42308</text:p>
          </table:table-cell>
          <table:table-cell office:value-type="float" office:value="20.95">
            <text:p>20.95</text:p>
          </table:table-cell>
          <table:table-cell office:value-type="float" office:value="145.8">
            <text:p>145.8</text:p>
          </table:table-cell>
          <table:table-cell office:value-type="float" office:value="9104.6">
            <text:p>9104.6</text:p>
          </table:table-cell>
          <table:table-cell office:value-type="float" office:value="33309.4">
            <text:p>33309.4</text:p>
          </table:table-cell>
          <table:table-cell office:value-type="float" office:value="24.648">
            <text:p>24.648</text:p>
          </table:table-cell>
          <table:table-cell table:number-columns-repeated="3" office:value-type="float" office:value="5">
            <text:p>5</text:p>
          </table:table-cell>
          <table:table-cell office:value-type="float" office:value="870">
            <text:p>870</text:p>
          </table:table-cell>
          <table:table-cell table:number-columns-repeated="2" office:value-type="float" office:value="1666">
            <text:p>1666</text:p>
          </table:table-cell>
          <table:table-cell office:value-type="float" office:value="12497">
            <text:p>12497</text:p>
          </table:table-cell>
          <table:table-cell office:value-type="float" office:value="28403">
            <text:p>28403</text:p>
          </table:table-cell>
          <table:table-cell office:value-type="float" office:value="76758">
            <text:p>76758</text:p>
          </table:table-cell>
          <table:table-cell table:number-columns-repeated="6" office:value-type="float" office:value="0">
            <text:p>0</text:p>
          </table:table-cell>
          <table:table-cell office:value-type="float" office:value="1.12">
            <text:p>1.12</text:p>
          </table:table-cell>
          <table:table-cell office:value-type="float" office:value="1.33">
            <text:p>1.33</text:p>
          </table:table-cell>
          <table:table-cell office:value-type="float" office:value="1.26">
            <text:p>1.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date" office:date-value="2021-03-15">
            <text:p>03/15/21</text:p>
          </table:table-cell>
          <table:table-cell office:value-type="float" office:value="131">
            <text:p>131</text:p>
          </table:table-cell>
          <table:table-cell office:value-type="float" office:value="9300">
            <text:p>9300</text:p>
          </table:table-cell>
          <table:table-cell office:value-type="float" office:value="27472">
            <text:p>27472</text:p>
          </table:table-cell>
          <table:table-cell office:value-type="float" office:value="28.05">
            <text:p>28.05</text:p>
          </table:table-cell>
          <table:table-cell office:value-type="float" office:value="149.75">
            <text:p>149.75</text:p>
          </table:table-cell>
          <table:table-cell office:value-type="float" office:value="9201.25">
            <text:p>9201.25</text:p>
          </table:table-cell>
          <table:table-cell office:value-type="float" office:value="32437.75">
            <text:p>32437.75</text:p>
          </table:table-cell>
          <table:table-cell office:value-type="float" office:value="24.6875">
            <text:p>24.6875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83">
            <text:p>683</text:p>
          </table:table-cell>
          <table:table-cell office:value-type="float" office:value="1494">
            <text:p>1494</text:p>
          </table:table-cell>
          <table:table-cell office:value-type="float" office:value="12230">
            <text:p>12230</text:p>
          </table:table-cell>
          <table:table-cell office:value-type="float" office:value="29463">
            <text:p>29463</text:p>
          </table:table-cell>
          <table:table-cell office:value-type="float" office:value="82504">
            <text:p>82504</text:p>
          </table:table-cell>
          <table:table-cell table:number-columns-repeated="6"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float" office:value="1.14">
            <text:p>1.14</text:p>
          </table:table-cell>
          <table:table-cell office:value-type="float" office:value="1.26">
            <text:p>1.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date" office:date-value="2021-03-16">
            <text:p>03/16/21</text:p>
          </table:table-cell>
          <table:table-cell office:value-type="float" office:value="143">
            <text:p>143</text:p>
          </table:table-cell>
          <table:table-cell office:value-type="float" office:value="9844">
            <text:p>9844</text:p>
          </table:table-cell>
          <table:table-cell office:value-type="float" office:value="18126">
            <text:p>18126</text:p>
          </table:table-cell>
          <table:table-cell office:value-type="float" office:value="27.18">
            <text:p>27.18</text:p>
          </table:table-cell>
          <table:table-cell office:value-type="float" office:value="145.333333333333">
            <text:p>145.3333333333</text:p>
          </table:table-cell>
          <table:table-cell office:value-type="float" office:value="9302.66666666667">
            <text:p>9302.6666666667</text:p>
          </table:table-cell>
          <table:table-cell office:value-type="float" office:value="29302">
            <text:p>29302</text:p>
          </table:table-cell>
          <table:table-cell office:value-type="float" office:value="25.3933333333333">
            <text:p>25.3933333333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705">
            <text:p>705</text:p>
          </table:table-cell>
          <table:table-cell office:value-type="float" office:value="1528">
            <text:p>1528</text:p>
          </table:table-cell>
          <table:table-cell office:value-type="float" office:value="11698">
            <text:p>11698</text:p>
          </table:table-cell>
          <table:table-cell office:value-type="float" office:value="29882">
            <text:p>29882</text:p>
          </table:table-cell>
          <table:table-cell office:value-type="float" office:value="88681">
            <text:p>88681</text:p>
          </table:table-cell>
          <table:table-cell table:number-columns-repeated="6"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float" office:value="1.01">
            <text:p>1.01</text:p>
          </table:table-cell>
          <table:table-cell office:value-type="float" office:value="1.26">
            <text:p>1.26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3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7" table:number-columns-repeated="3" table:default-cell-style-name="Default"/>
        <table:table-column table:style-name="co13" table:number-columns-repeated="3" table:default-cell-style-name="Default"/>
        <table:table-row table:style-name="ro1">
          <table:table-cell office:value-type="float" office:value="0.85">
            <text:p>0.85</text:p>
          </table:table-cell>
          <table:table-cell office:value-type="float" office:value="1.01">
            <text:p>1.01</text:p>
          </table:table-cell>
          <table:table-cell office:value-type="float" office:value="1.26">
            <text:p>1.26</text:p>
          </table:table-cell>
          <table:table-cell office:value-type="float" office:value="-15">
            <text:p>-1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1.4">
            <text:p>21.4</text:p>
          </table:table-cell>
          <table:table-cell office:value-type="float" office:value="36.2">
            <text:p>36.2</text:p>
          </table:table-cell>
          <table:table-cell office:value-type="float" office:value="43.9">
            <text:p>43.9</text:p>
          </table:table-cell>
          <table:table-cell office:value-type="float" office:value="21043">
            <text:p>21043</text:p>
          </table:table-cell>
          <table:table-cell office:value-type="float" office:value="21354">
            <text:p>21354</text:p>
          </table:table-cell>
          <table:table-cell office:value-type="float" office:value="25741">
            <text:p>2574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20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20:07.81</dc:date>
    <dc:creator>Liam Widdess</dc:creator>
    <meta:editing-duration>P2DT3H30M46S</meta:editing-duration>
    <meta:editing-cycles>185</meta:editing-cycles>
    <meta:generator>OpenOffice/4.1.7$Win32 OpenOffice.org_project/417m1$Build-9800</meta:generator>
    <meta:document-statistic meta:table-count="8" meta:cell-count="11496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759cm" svg:y="1.313cm" svg:width="31.735cm" svg:height="12.855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798">
                <text:p>7798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610">
                <text:p>761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51">
                <text:p>7951</text:p>
              </table:table-cell>
              <table:table-cell office:value-type="float" office:value="10294">
                <text:p>10294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832">
                <text:p>7832</text:p>
              </table:table-cell>
              <table:table-cell office:value-type="float" office:value="11142">
                <text:p>1114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0484">
                <text:p>10484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596">
                <text:p>7596</text:p>
              </table:table-cell>
              <table:table-cell office:value-type="float" office:value="9804">
                <text:p>9804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318">
                <text:p>7318</text:p>
              </table:table-cell>
              <table:table-cell office:value-type="float" office:value="10215">
                <text:p>10215</text:p>
              </table:table-cell>
              <table:table-cell office:value-type="float" office:value="13952">
                <text:p>13952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326">
                <text:p>7326</text:p>
              </table:table-cell>
              <table:table-cell office:value-type="float" office:value="10026">
                <text:p>10026</text:p>
              </table:table-cell>
              <table:table-cell office:value-type="float" office:value="15002">
                <text:p>1500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525">
                <text:p>7525</text:p>
              </table:table-cell>
              <table:table-cell office:value-type="float" office:value="9698">
                <text:p>9698</text:p>
              </table:table-cell>
              <table:table-cell office:value-type="float" office:value="14279">
                <text:p>14279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538">
                <text:p>7538</text:p>
              </table:table-cell>
              <table:table-cell office:value-type="float" office:value="9962">
                <text:p>9962</text:p>
              </table:table-cell>
              <table:table-cell office:value-type="float" office:value="14718">
                <text:p>14718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420">
                <text:p>7420</text:p>
              </table:table-cell>
              <table:table-cell office:value-type="float" office:value="10256">
                <text:p>10256</text:p>
              </table:table-cell>
              <table:table-cell office:value-type="float" office:value="16022">
                <text:p>1602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382">
                <text:p>7382</text:p>
              </table:table-cell>
              <table:table-cell office:value-type="float" office:value="11032">
                <text:p>11032</text:p>
              </table:table-cell>
              <table:table-cell office:value-type="float" office:value="15444">
                <text:p>15444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525">
                <text:p>7525</text:p>
              </table:table-cell>
              <table:table-cell office:value-type="float" office:value="10409">
                <text:p>10409</text:p>
              </table:table-cell>
              <table:table-cell office:value-type="float" office:value="14987">
                <text:p>14987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655">
                <text:p>7655</text:p>
              </table:table-cell>
              <table:table-cell office:value-type="float" office:value="10738">
                <text:p>10738</text:p>
              </table:table-cell>
              <table:table-cell office:value-type="float" office:value="15460">
                <text:p>15460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422">
                <text:p>7422</text:p>
              </table:table-cell>
              <table:table-cell office:value-type="float" office:value="11306">
                <text:p>11306</text:p>
              </table:table-cell>
              <table:table-cell office:value-type="float" office:value="16003">
                <text:p>16003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382">
                <text:p>7382</text:p>
              </table:table-cell>
              <table:table-cell office:value-type="float" office:value="11334">
                <text:p>11334</text:p>
              </table:table-cell>
              <table:table-cell office:value-type="float" office:value="15584">
                <text:p>1558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596">
                <text:p>7596</text:p>
              </table:table-cell>
              <table:table-cell office:value-type="float" office:value="11108">
                <text:p>11108</text:p>
              </table:table-cell>
              <table:table-cell office:value-type="float" office:value="17036">
                <text:p>1703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8222">
                <text:p>8222</text:p>
              </table:table-cell>
              <table:table-cell office:value-type="float" office:value="11218">
                <text:p>11218</text:p>
              </table:table-cell>
              <table:table-cell office:value-type="float" office:value="17908">
                <text:p>17908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835">
                <text:p>8835</text:p>
              </table:table-cell>
              <table:table-cell office:value-type="float" office:value="11874">
                <text:p>11874</text:p>
              </table:table-cell>
              <table:table-cell office:value-type="float" office:value="17095">
                <text:p>1709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8775">
                <text:p>8775</text:p>
              </table:table-cell>
              <table:table-cell office:value-type="float" office:value="11341">
                <text:p>11341</text:p>
              </table:table-cell>
              <table:table-cell office:value-type="float" office:value="15584">
                <text:p>15584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8490">
                <text:p>8490</text:p>
              </table:table-cell>
              <table:table-cell office:value-type="float" office:value="11134">
                <text:p>11134</text:p>
              </table:table-cell>
              <table:table-cell office:value-type="float" office:value="16636">
                <text:p>1663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8245">
                <text:p>8245</text:p>
              </table:table-cell>
              <table:table-cell office:value-type="float" office:value="11055">
                <text:p>11055</text:p>
              </table:table-cell>
              <table:table-cell office:value-type="float" office:value="17833">
                <text:p>17833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565">
                <text:p>8565</text:p>
              </table:table-cell>
              <table:table-cell office:value-type="float" office:value="11482">
                <text:p>11482</text:p>
              </table:table-cell>
              <table:table-cell office:value-type="float" office:value="17286">
                <text:p>1728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230">
                <text:p>8230</text:p>
              </table:table-cell>
              <table:table-cell office:value-type="float" office:value="11252">
                <text:p>11252</text:p>
              </table:table-cell>
              <table:table-cell office:value-type="float" office:value="16834">
                <text:p>1683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430">
                <text:p>8430</text:p>
              </table:table-cell>
              <table:table-cell office:value-type="float" office:value="12046">
                <text:p>12046</text:p>
              </table:table-cell>
              <table:table-cell office:value-type="float" office:value="19133">
                <text:p>1913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095">
                <text:p>8095</text:p>
              </table:table-cell>
              <table:table-cell office:value-type="float" office:value="12596">
                <text:p>12596</text:p>
              </table:table-cell>
              <table:table-cell office:value-type="float" office:value="18113">
                <text:p>18113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386">
                <text:p>8386</text:p>
              </table:table-cell>
              <table:table-cell office:value-type="float" office:value="11678">
                <text:p>11678</text:p>
              </table:table-cell>
              <table:table-cell office:value-type="float" office:value="16923">
                <text:p>16923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208">
                <text:p>8208</text:p>
              </table:table-cell>
              <table:table-cell office:value-type="float" office:value="11460">
                <text:p>11460</text:p>
              </table:table-cell>
              <table:table-cell office:value-type="float" office:value="16583">
                <text:p>16583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074">
                <text:p>8074</text:p>
              </table:table-cell>
              <table:table-cell office:value-type="float" office:value="11588">
                <text:p>11588</text:p>
              </table:table-cell>
              <table:table-cell office:value-type="float" office:value="18788">
                <text:p>1878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011">
                <text:p>8011</text:p>
              </table:table-cell>
              <table:table-cell office:value-type="float" office:value="11834">
                <text:p>11834</text:p>
              </table:table-cell>
              <table:table-cell office:value-type="float" office:value="17492">
                <text:p>1749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310">
                <text:p>8310</text:p>
              </table:table-cell>
              <table:table-cell office:value-type="float" office:value="11440">
                <text:p>11440</text:p>
              </table:table-cell>
              <table:table-cell office:value-type="float" office:value="19363">
                <text:p>19363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630">
                <text:p>8630</text:p>
              </table:table-cell>
              <table:table-cell office:value-type="float" office:value="12530">
                <text:p>12530</text:p>
              </table:table-cell>
              <table:table-cell office:value-type="float" office:value="21790">
                <text:p>2179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822">
                <text:p>8822</text:p>
              </table:table-cell>
              <table:table-cell office:value-type="float" office:value="13441">
                <text:p>13441</text:p>
              </table:table-cell>
              <table:table-cell office:value-type="float" office:value="20513">
                <text:p>2051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941">
                <text:p>8941</text:p>
              </table:table-cell>
              <table:table-cell office:value-type="float" office:value="12369">
                <text:p>12369</text:p>
              </table:table-cell>
              <table:table-cell office:value-type="float" office:value="19613">
                <text:p>19613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568">
                <text:p>8568</text:p>
              </table:table-cell>
              <table:table-cell office:value-type="float" office:value="13746">
                <text:p>13746</text:p>
              </table:table-cell>
              <table:table-cell office:value-type="float" office:value="20285">
                <text:p>20285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630">
                <text:p>8630</text:p>
              </table:table-cell>
              <table:table-cell office:value-type="float" office:value="14676">
                <text:p>14676</text:p>
              </table:table-cell>
              <table:table-cell office:value-type="float" office:value="21242">
                <text:p>212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627">
                <text:p>8627</text:p>
              </table:table-cell>
              <table:table-cell office:value-type="float" office:value="14501">
                <text:p>14501</text:p>
              </table:table-cell>
              <table:table-cell office:value-type="float" office:value="22768">
                <text:p>22768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742">
                <text:p>8742</text:p>
              </table:table-cell>
              <table:table-cell office:value-type="float" office:value="14718">
                <text:p>14718</text:p>
              </table:table-cell>
              <table:table-cell office:value-type="float" office:value="25591">
                <text:p>25591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0322">
                <text:p>10322</text:p>
              </table:table-cell>
              <table:table-cell office:value-type="float" office:value="16070">
                <text:p>16070</text:p>
              </table:table-cell>
              <table:table-cell office:value-type="float" office:value="27914">
                <text:p>27914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1490">
                <text:p>11490</text:p>
              </table:table-cell>
              <table:table-cell office:value-type="float" office:value="15932">
                <text:p>15932</text:p>
              </table:table-cell>
              <table:table-cell office:value-type="float" office:value="27697">
                <text:p>27697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1000">
                <text:p>11000</text:p>
              </table:table-cell>
              <table:table-cell office:value-type="float" office:value="16226">
                <text:p>16226</text:p>
              </table:table-cell>
              <table:table-cell office:value-type="float" office:value="26404">
                <text:p>26404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0695">
                <text:p>10695</text:p>
              </table:table-cell>
              <table:table-cell office:value-type="float" office:value="17932">
                <text:p>17932</text:p>
              </table:table-cell>
              <table:table-cell office:value-type="float" office:value="26642">
                <text:p>2664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720">
                <text:p>10720</text:p>
              </table:table-cell>
              <table:table-cell office:value-type="float" office:value="18800">
                <text:p>18800</text:p>
              </table:table-cell>
              <table:table-cell office:value-type="float" office:value="28381">
                <text:p>28381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0933">
                <text:p>10933</text:p>
              </table:table-cell>
              <table:table-cell office:value-type="float" office:value="18750">
                <text:p>18750</text:p>
              </table:table-cell>
              <table:table-cell office:value-type="float" office:value="29906">
                <text:p>2990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2086">
                <text:p>12086</text:p>
              </table:table-cell>
              <table:table-cell office:value-type="float" office:value="18781">
                <text:p>18781</text:p>
              </table:table-cell>
              <table:table-cell office:value-type="float" office:value="30402">
                <text:p>3040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3310">
                <text:p>13310</text:p>
              </table:table-cell>
              <table:table-cell office:value-type="float" office:value="19155">
                <text:p>19155</text:p>
              </table:table-cell>
              <table:table-cell office:value-type="float" office:value="32834">
                <text:p>3283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4870">
                <text:p>14870</text:p>
              </table:table-cell>
              <table:table-cell office:value-type="float" office:value="19985">
                <text:p>19985</text:p>
              </table:table-cell>
              <table:table-cell office:value-type="float" office:value="32862">
                <text:p>32862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435">
                <text:p>14435</text:p>
              </table:table-cell>
              <table:table-cell office:value-type="float" office:value="20738">
                <text:p>20738</text:p>
              </table:table-cell>
              <table:table-cell office:value-type="float" office:value="31158">
                <text:p>31158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4000">
                <text:p>14000</text:p>
              </table:table-cell>
              <table:table-cell office:value-type="float" office:value="21240">
                <text:p>21240</text:p>
              </table:table-cell>
              <table:table-cell office:value-type="float" office:value="30162">
                <text:p>30162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248">
                <text:p>14248</text:p>
              </table:table-cell>
              <table:table-cell office:value-type="float" office:value="19853">
                <text:p>19853</text:p>
              </table:table-cell>
              <table:table-cell office:value-type="float" office:value="31538">
                <text:p>31538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2907">
                <text:p>12907</text:p>
              </table:table-cell>
              <table:table-cell office:value-type="float" office:value="19345">
                <text:p>19345</text:p>
              </table:table-cell>
              <table:table-cell office:value-type="float" office:value="31506">
                <text:p>3150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1400">
                <text:p>11400</text:p>
              </table:table-cell>
              <table:table-cell office:value-type="float" office:value="19792">
                <text:p>19792</text:p>
              </table:table-cell>
              <table:table-cell office:value-type="float" office:value="30152">
                <text:p>3015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1408">
                <text:p>11408</text:p>
              </table:table-cell>
              <table:table-cell office:value-type="float" office:value="20156">
                <text:p>20156</text:p>
              </table:table-cell>
              <table:table-cell office:value-type="float" office:value="29080">
                <text:p>290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3501">
                <text:p>13501</text:p>
              </table:table-cell>
              <table:table-cell office:value-type="float" office:value="19127">
                <text:p>19127</text:p>
              </table:table-cell>
              <table:table-cell office:value-type="float" office:value="30827">
                <text:p>30827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2532">
                <text:p>12532</text:p>
              </table:table-cell>
              <table:table-cell office:value-type="float" office:value="17955">
                <text:p>17955</text:p>
              </table:table-cell>
              <table:table-cell office:value-type="float" office:value="30758">
                <text:p>3075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304">
                <text:p>10304</text:p>
              </table:table-cell>
              <table:table-cell office:value-type="float" office:value="18154">
                <text:p>18154</text:p>
              </table:table-cell>
              <table:table-cell office:value-type="float" office:value="29171">
                <text:p>29171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034">
                <text:p>11034</text:p>
              </table:table-cell>
              <table:table-cell office:value-type="float" office:value="18837">
                <text:p>18837</text:p>
              </table:table-cell>
              <table:table-cell office:value-type="float" office:value="28120">
                <text:p>28120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1664">
                <text:p>11664</text:p>
              </table:table-cell>
              <table:table-cell office:value-type="float" office:value="18548">
                <text:p>18548</text:p>
              </table:table-cell>
              <table:table-cell office:value-type="float" office:value="30345">
                <text:p>30345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153">
                <text:p>12153</text:p>
              </table:table-cell>
              <table:table-cell office:value-type="float" office:value="17527">
                <text:p>17527</text:p>
              </table:table-cell>
              <table:table-cell office:value-type="float" office:value="29835">
                <text:p>29835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9436">
                <text:p>9436</text:p>
              </table:table-cell>
              <table:table-cell office:value-type="float" office:value="18072">
                <text:p>18072</text:p>
              </table:table-cell>
              <table:table-cell office:value-type="float" office:value="31416">
                <text:p>3141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0164">
                <text:p>10164</text:p>
              </table:table-cell>
              <table:table-cell office:value-type="float" office:value="18522">
                <text:p>18522</text:p>
              </table:table-cell>
              <table:table-cell office:value-type="float" office:value="35105">
                <text:p>35105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0864">
                <text:p>10864</text:p>
              </table:table-cell>
              <table:table-cell office:value-type="float" office:value="19628">
                <text:p>19628</text:p>
              </table:table-cell>
              <table:table-cell office:value-type="float" office:value="34515">
                <text:p>3451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0458">
                <text:p>10458</text:p>
              </table:table-cell>
              <table:table-cell office:value-type="float" office:value="20940">
                <text:p>20940</text:p>
              </table:table-cell>
              <table:table-cell office:value-type="float" office:value="36344">
                <text:p>36344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9618">
                <text:p>9618</text:p>
              </table:table-cell>
              <table:table-cell office:value-type="float" office:value="20447">
                <text:p>20447</text:p>
              </table:table-cell>
              <table:table-cell office:value-type="float" office:value="36167">
                <text:p>36167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0416">
                <text:p>10416</text:p>
              </table:table-cell>
              <table:table-cell office:value-type="float" office:value="21896">
                <text:p>21896</text:p>
              </table:table-cell>
              <table:table-cell office:value-type="float" office:value="38232">
                <text:p>38232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9856">
                <text:p>9856</text:p>
              </table:table-cell>
              <table:table-cell office:value-type="float" office:value="23280">
                <text:p>23280</text:p>
              </table:table-cell>
              <table:table-cell office:value-type="float" office:value="41182">
                <text:p>4118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8778">
                <text:p>8778</text:p>
              </table:table-cell>
              <table:table-cell office:value-type="float" office:value="22056">
                <text:p>22056</text:p>
              </table:table-cell>
              <table:table-cell office:value-type="float" office:value="40005">
                <text:p>40005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0318">
                <text:p>10318</text:p>
              </table:table-cell>
              <table:table-cell office:value-type="float" office:value="21804">
                <text:p>21804</text:p>
              </table:table-cell>
              <table:table-cell office:value-type="float" office:value="42840">
                <text:p>42840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2180">
                <text:p>12180</text:p>
              </table:table-cell>
              <table:table-cell office:value-type="float" office:value="23368">
                <text:p>23368</text:p>
              </table:table-cell>
              <table:table-cell office:value-type="float" office:value="45784">
                <text:p>4578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9562">
                <text:p>9562</text:p>
              </table:table-cell>
              <table:table-cell office:value-type="float" office:value="22448">
                <text:p>22448</text:p>
              </table:table-cell>
              <table:table-cell office:value-type="float" office:value="44820">
                <text:p>44820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9870">
                <text:p>9870</text:p>
              </table:table-cell>
              <table:table-cell office:value-type="float" office:value="21392">
                <text:p>21392</text:p>
              </table:table-cell>
              <table:table-cell office:value-type="float" office:value="42660">
                <text:p>42660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9327">
                <text:p>9327</text:p>
              </table:table-cell>
              <table:table-cell office:value-type="float" office:value="22674">
                <text:p>22674</text:p>
              </table:table-cell>
              <table:table-cell office:value-type="float" office:value="45720">
                <text:p>45720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9194">
                <text:p>9194</text:p>
              </table:table-cell>
              <table:table-cell office:value-type="float" office:value="23178">
                <text:p>23178</text:p>
              </table:table-cell>
              <table:table-cell office:value-type="float" office:value="46648">
                <text:p>46648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8697">
                <text:p>8697</text:p>
              </table:table-cell>
              <table:table-cell office:value-type="float" office:value="21137">
                <text:p>21137</text:p>
              </table:table-cell>
              <table:table-cell office:value-type="float" office:value="42935">
                <text:p>42935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917">
                <text:p>7917</text:p>
              </table:table-cell>
              <table:table-cell office:value-type="float" office:value="21150">
                <text:p>21150</text:p>
              </table:table-cell>
              <table:table-cell office:value-type="float" office:value="46965">
                <text:p>46965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10394">
                <text:p>10394</text:p>
              </table:table-cell>
              <table:table-cell office:value-type="float" office:value="24659">
                <text:p>24659</text:p>
              </table:table-cell>
              <table:table-cell office:value-type="float" office:value="53010">
                <text:p>53010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9987">
                <text:p>9987</text:p>
              </table:table-cell>
              <table:table-cell office:value-type="float" office:value="22954">
                <text:p>22954</text:p>
              </table:table-cell>
              <table:table-cell office:value-type="float" office:value="46314">
                <text:p>4631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0962">
                <text:p>10962</text:p>
              </table:table-cell>
              <table:table-cell office:value-type="float" office:value="24448">
                <text:p>24448</text:p>
              </table:table-cell>
              <table:table-cell office:value-type="float" office:value="47368">
                <text:p>47368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1384">
                <text:p>11384</text:p>
              </table:table-cell>
              <table:table-cell office:value-type="float" office:value="25499">
                <text:p>25499</text:p>
              </table:table-cell>
              <table:table-cell office:value-type="float" office:value="52469">
                <text:p>52469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1822">
                <text:p>11822</text:p>
              </table:table-cell>
              <table:table-cell office:value-type="float" office:value="28865">
                <text:p>28865</text:p>
              </table:table-cell>
              <table:table-cell office:value-type="float" office:value="61810">
                <text:p>61810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1663">
                <text:p>11663</text:p>
              </table:table-cell>
              <table:table-cell office:value-type="float" office:value="27341">
                <text:p>27341</text:p>
              </table:table-cell>
              <table:table-cell office:value-type="float" office:value="66437">
                <text:p>66437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2073">
                <text:p>12073</text:p>
              </table:table-cell>
              <table:table-cell office:value-type="float" office:value="27794">
                <text:p>27794</text:p>
              </table:table-cell>
              <table:table-cell office:value-type="float" office:value="71411">
                <text:p>71411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2497">
                <text:p>12497</text:p>
              </table:table-cell>
              <table:table-cell office:value-type="float" office:value="28403">
                <text:p>28403</text:p>
              </table:table-cell>
              <table:table-cell office:value-type="float" office:value="76758">
                <text:p>7675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2230">
                <text:p>12230</text:p>
              </table:table-cell>
              <table:table-cell office:value-type="float" office:value="29463">
                <text:p>29463</text:p>
              </table:table-cell>
              <table:table-cell office:value-type="float" office:value="82504">
                <text:p>8250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1698">
                <text:p>11698</text:p>
              </table:table-cell>
              <table:table-cell office:value-type="float" office:value="29882">
                <text:p>29882</text:p>
              </table:table-cell>
              <table:table-cell office:value-type="float" office:value="88681">
                <text:p>886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1cm" svg:y="1.38cm" svg:width="31.901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611.2">
                <text:p>8611.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801.6">
                <text:p>8801.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9104.6">
                <text:p>9104.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201.25">
                <text:p>9201.25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9302.66666666667">
                <text:p>9302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89cm" svg:y="1.404cm" svg:width="31.623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.648">
                <text:p>24.64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4.6875">
                <text:p>24.6875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.3933333333333">
                <text:p>25.39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7cm" svg:y="1.352cm" svg:width="32.08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4158483034371">
                <text:p>0.9241584830343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8231475092466">
                <text:p>0.94823147509246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66058464027468">
                <text:p>0.96605846402746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58074300944384">
                <text:p>0.9580743009443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5746412753774">
                <text:p>0.995746412753774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.04815845987958">
                <text:p>1.0481584598795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73558732000128">
                <text:p>0.97355873200012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8561231528377">
                <text:p>0.97856123152837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915549692192138">
                <text:p>0.91554969219213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.03830790290219">
                <text:p>1.03830790290219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57170398937978">
                <text:p>0.957170398937978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66590739513144">
                <text:p>0.966590739513144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.00829106374275">
                <text:p>1.00829106374275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4505619368202">
                <text:p>1.0450561936820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2658033784397">
                <text:p>1.02658033784397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1.08171676471075">
                <text:p>1.0817167647107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1225998840735">
                <text:p>1.1225998840735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7210487454245">
                <text:p>1.07210487454245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441907525624">
                <text:p>1.044190752562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.05427806237066">
                <text:p>1.0542780623706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6711253299656">
                <text:p>1.0671125329965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7869159968833">
                <text:p>1.07869159968833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0.980173469282259">
                <text:p>0.980173469282259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4619215848375">
                <text:p>0.94619215848375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75544727487572">
                <text:p>0.97554472748757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0.976125957048092">
                <text:p>0.976125957048092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0.987251022554908">
                <text:p>0.987251022554908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11389789894911">
                <text:p>1.11389789894911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2593083010599">
                <text:p>1.02593083010599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5666162572753">
                <text:p>1.05666162572753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1010182773684">
                <text:p>1.11010182773684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10549389532162">
                <text:p>1.1054938953216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1893582913687">
                <text:p>1.01893582913687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3875606586226">
                <text:p>1.0387560658622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10104354281594">
                <text:p>1.1010435428159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2861186174668">
                <text:p>1.12861186174668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01958117165073">
                <text:p>1.01958117165073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12150349421239">
                <text:p>1.12150349421239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2796922982797">
                <text:p>1.12796922982797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14278484408638">
                <text:p>1.1427848440863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1339667389027">
                <text:p>1.113396673890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19526847116046">
                <text:p>1.19526847116046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18989151681332">
                <text:p>1.18989151681332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1456298688178">
                <text:p>1.1145629868817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1424989015056">
                <text:p>1.1142498901505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01160132966606">
                <text:p>1.0116013296660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7054676168028">
                <text:p>1.0705467616802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5501039284602">
                <text:p>1.0550103928460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0.873519703439704">
                <text:p>0.87351970343970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0.85120399123637">
                <text:p>0.8512039912363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7124185270804">
                <text:p>1.0712418527080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04485878426313">
                <text:p>1.04485878426313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0.861061768322435">
                <text:p>0.861061768322435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0.898256018344254">
                <text:p>0.898256018344254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11828841504888">
                <text:p>1.1182884150488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7517987832886">
                <text:p>1.17517987832886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18125410913872">
                <text:p>1.1812541091387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0.834695884470017">
                <text:p>0.834695884470017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11939170247424">
                <text:p>1.1193917024742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22081550540864">
                <text:p>1.2208155054086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1891305184625">
                <text:p>1.11891305184625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0.913434696869893">
                <text:p>0.913434696869893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03200318983424">
                <text:p>1.03200318983424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.07771467542935">
                <text:p>1.07771467542935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.10178971128893">
                <text:p>1.10178971128893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03173165320438">
                <text:p>1.03173165320438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0143144633721">
                <text:p>1.0143144633721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.06904810705193">
                <text:p>1.06904810705193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.09883323758835">
                <text:p>1.09883323758835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.04617547121813">
                <text:p>1.0461754712181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0.940190091527203">
                <text:p>0.940190091527203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.00732144795842">
                <text:p>1.00732144795842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0.941236942605448">
                <text:p>0.941236942605448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.0143144633721">
                <text:p>1.0143144633721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.17568666365011">
                <text:p>1.17568666365011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1.19801540970498">
                <text:p>1.1980154097049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0.945926784437227">
                <text:p>0.945926784437227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.0756968649355">
                <text:p>1.0756968649355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0.891723743420516">
                <text:p>0.891723743420516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0.893268767342416">
                <text:p>0.89326876734241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795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33309.4">
                <text:p>33309.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32437.75">
                <text:p>32437.75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9302">
                <text:p>293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